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107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126.6pt"/>
    </style:style>
    <style:style style:name="co13" style:family="table-column">
      <style:table-column-properties fo:break-before="auto" style:column-width="125.04pt"/>
    </style:style>
    <style:style style:name="co14" style:family="table-column">
      <style:table-column-properties fo:break-before="auto" style:column-width="124.24pt"/>
    </style:style>
    <style:style style:name="co15" style:family="table-column">
      <style:table-column-properties fo:break-before="auto" style:column-width="128.1pt"/>
    </style:style>
    <style:style style:name="co16" style:family="table-column">
      <style:table-column-properties fo:break-before="auto" style:column-width="128.89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125.8pt"/>
    </style:style>
    <style:style style:name="co20" style:family="table-column">
      <style:table-column-properties fo:break-before="auto" style:column-width="123.51pt"/>
    </style:style>
    <style:style style:name="co21" style:family="table-column">
      <style:table-column-properties fo:break-before="auto" style:column-width="129.66pt"/>
    </style:style>
    <style:style style:name="co22" style:family="table-column">
      <style:table-column-properties fo:break-before="auto" style:column-width="130.45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135.84pt"/>
    </style:style>
    <style:style style:name="co25" style:family="table-column">
      <style:table-column-properties fo:break-before="auto" style:column-width="136.6pt"/>
    </style:style>
    <style:style style:name="co26" style:family="table-column">
      <style:table-column-properties fo:break-before="auto" style:column-width="139.69pt"/>
    </style:style>
    <style:style style:name="co27" style:family="table-column">
      <style:table-column-properties fo:break-before="auto" style:column-width="142.81pt"/>
    </style:style>
    <style:style style:name="co28" style:family="table-column">
      <style:table-column-properties fo:break-before="auto" style:column-width="141.99pt"/>
    </style:style>
    <style:style style:name="co29" style:family="table-column">
      <style:table-column-properties fo:break-before="auto" style:column-width="150.49pt"/>
    </style:style>
    <style:style style:name="co30" style:family="table-column">
      <style:table-column-properties fo:break-before="auto" style:column-width="147.4pt"/>
    </style:style>
    <style:style style:name="co31" style:family="table-column">
      <style:table-column-properties fo:break-before="auto" style:column-width="155.14pt"/>
    </style:style>
    <style:style style:name="co32" style:family="table-column">
      <style:table-column-properties fo:break-before="auto" style:column-width="159.76pt"/>
    </style:style>
    <style:style style:name="co33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mergesort 10 case 1</text:p>
          </table:table-cell>
          <table:table-cell/>
          <table:table-cell table:style-name="Default" office:value-type="string" calcext:value-type="string">
            <text:p>#&gt;mergesort 10 case 2</text:p>
          </table:table-cell>
          <table:table-cell/>
          <table:table-cell table:style-name="Default" office:value-type="string" calcext:value-type="string">
            <text:p>#&gt;mergesort 10 case 3</text:p>
          </table:table-cell>
          <table:table-cell/>
          <table:table-cell table:style-name="Default" office:value-type="string" calcext:value-type="string">
            <text:p>#&gt;mergesort 10 case 4</text:p>
          </table:table-cell>
          <table:table-cell/>
          <table:table-cell office:value-type="string" calcext:value-type="string">
            <text:p>#&gt;mergesort 1000 case 1</text:p>
          </table:table-cell>
          <table:table-cell/>
          <table:table-cell office:value-type="string" calcext:value-type="string">
            <text:p>#&gt;mergesort 1000 case 2</text:p>
          </table:table-cell>
          <table:table-cell/>
          <table:table-cell office:value-type="string" calcext:value-type="string">
            <text:p>#&gt;mergesort 1000 case 3</text:p>
          </table:table-cell>
          <table:table-cell/>
          <table:table-cell office:value-type="string" calcext:value-type="string">
            <text:p>#&gt;mergesort 1000 case 4</text:p>
          </table:table-cell>
          <table:table-cell/>
          <table:table-cell office:value-type="string" calcext:value-type="string">
            <text:p>#&gt;mergesort 10000 case 1</text:p>
          </table:table-cell>
          <table:table-cell/>
          <table:table-cell office:value-type="string" calcext:value-type="string">
            <text:p>#&gt;mergesort 10000 case 2</text:p>
          </table:table-cell>
          <table:table-cell/>
          <table:table-cell office:value-type="string" calcext:value-type="string">
            <text:p>#&gt;mergesort 10000 case 3</text:p>
          </table:table-cell>
          <table:table-cell/>
          <table:table-cell office:value-type="string" calcext:value-type="string">
            <text:p>#&gt;mergesort 10000 case 4</text:p>
          </table:table-cell>
          <table:table-cell/>
          <table:table-cell office:value-type="string" calcext:value-type="string">
            <text:p>#&gt;mergesort 100000 case 1</text:p>
          </table:table-cell>
          <table:table-cell/>
          <table:table-cell office:value-type="string" calcext:value-type="string">
            <text:p>#&gt;mergesort 100000 case 2</text:p>
          </table:table-cell>
          <table:table-cell/>
          <table:table-cell office:value-type="string" calcext:value-type="string">
            <text:p>#&gt;mergesort 100000 case 3</text:p>
          </table:table-cell>
          <table:table-cell/>
          <table:table-cell office:value-type="string" calcext:value-type="string">
            <text:p>#&gt;mergesort 100000 case 4</text:p>
          </table:table-cell>
          <table:table-cell/>
          <table:table-cell office:value-type="string" calcext:value-type="string">
            <text:p>#&gt;mergesort 1000000 case 1</text:p>
          </table:table-cell>
          <table:table-cell/>
          <table:table-cell office:value-type="string" calcext:value-type="string">
            <text:p>#&gt;mergesort 1000000 case 2</text:p>
          </table:table-cell>
          <table:table-cell/>
          <table:table-cell office:value-type="string" calcext:value-type="string">
            <text:p>#&gt;mergesort 1000000 case 3</text:p>
          </table:table-cell>
          <table:table-cell/>
          <table:table-cell office:value-type="string" calcext:value-type="string">
            <text:p>#&gt;mergesort 1000000 case 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6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  <table:table-cell office:value-type="float" office:value="0.000169" calcext:value-type="float">
            <text:p>0.000169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9" calcext:value-type="float">
            <text:p>0.001479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2239" calcext:value-type="float">
            <text:p>0.012239</text:p>
          </table:table-cell>
          <table:table-cell/>
          <table:table-cell office:value-type="float" office:value="0.016466" calcext:value-type="float">
            <text:p>0.016466</text:p>
          </table:table-cell>
          <table:table-cell/>
          <table:table-cell office:value-type="float" office:value="0.012482" calcext:value-type="float">
            <text:p>0.012482</text:p>
          </table:table-cell>
          <table:table-cell/>
          <table:table-cell office:value-type="float" office:value="0.012646" calcext:value-type="float">
            <text:p>0.012646</text:p>
          </table:table-cell>
          <table:table-cell/>
          <table:table-cell office:value-type="float" office:value="0.133971" calcext:value-type="float">
            <text:p>0.133971</text:p>
          </table:table-cell>
          <table:table-cell/>
          <table:table-cell office:value-type="float" office:value="0.179839" calcext:value-type="float">
            <text:p>0.179839</text:p>
          </table:table-cell>
          <table:table-cell/>
          <table:table-cell office:value-type="float" office:value="0.135214" calcext:value-type="float">
            <text:p>0.135214</text:p>
          </table:table-cell>
          <table:table-cell/>
          <table:table-cell office:value-type="float" office:value="0.1407" calcext:value-type="float">
            <text:p>0.1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76" calcext:value-type="float">
            <text:p>0.00027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819" calcext:value-type="float">
            <text:p>0.011819</text:p>
          </table:table-cell>
          <table:table-cell/>
          <table:table-cell office:value-type="float" office:value="0.01642" calcext:value-type="float">
            <text:p>0.01642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7" calcext:value-type="float">
            <text:p>0.012237</text:p>
          </table:table-cell>
          <table:table-cell/>
          <table:table-cell office:value-type="float" office:value="0.133468" calcext:value-type="float">
            <text:p>0.133468</text:p>
          </table:table-cell>
          <table:table-cell/>
          <table:table-cell office:value-type="float" office:value="0.178683" calcext:value-type="float">
            <text:p>0.178683</text:p>
          </table:table-cell>
          <table:table-cell/>
          <table:table-cell office:value-type="float" office:value="0.135285" calcext:value-type="float">
            <text:p>0.135285</text:p>
          </table:table-cell>
          <table:table-cell/>
          <table:table-cell office:value-type="float" office:value="0.139167" calcext:value-type="float">
            <text:p>0.139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8" calcext:value-type="float">
            <text:p>0.000188</text:p>
          </table:table-cell>
          <table:table-cell/>
          <table:table-cell office:value-type="float" office:value="0.00135" calcext:value-type="float">
            <text:p>0.0013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2" calcext:value-type="float">
            <text:p>0.001032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892" calcext:value-type="float">
            <text:p>0.011892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012122" calcext:value-type="float">
            <text:p>0.012122</text:p>
          </table:table-cell>
          <table:table-cell/>
          <table:table-cell office:value-type="float" office:value="0.133193" calcext:value-type="float">
            <text:p>0.133193</text:p>
          </table:table-cell>
          <table:table-cell/>
          <table:table-cell office:value-type="float" office:value="0.178656" calcext:value-type="float">
            <text:p>0.178656</text:p>
          </table:table-cell>
          <table:table-cell/>
          <table:table-cell office:value-type="float" office:value="0.134892" calcext:value-type="float">
            <text:p>0.134892</text:p>
          </table:table-cell>
          <table:table-cell/>
          <table:table-cell office:value-type="float" office:value="0.138297" calcext:value-type="float">
            <text:p>0.138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1381" calcext:value-type="float">
            <text:p>0.001381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5" calcext:value-type="float">
            <text:p>0.01175</text:p>
          </table:table-cell>
          <table:table-cell/>
          <table:table-cell office:value-type="float" office:value="0.016016" calcext:value-type="float">
            <text:p>0.016016</text:p>
          </table:table-cell>
          <table:table-cell/>
          <table:table-cell office:value-type="float" office:value="0.012402" calcext:value-type="float">
            <text:p>0.012402</text:p>
          </table:table-cell>
          <table:table-cell/>
          <table:table-cell office:value-type="float" office:value="0.012222" calcext:value-type="float">
            <text:p>0.012222</text:p>
          </table:table-cell>
          <table:table-cell/>
          <table:table-cell office:value-type="float" office:value="0.133368" calcext:value-type="float">
            <text:p>0.133368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36" calcext:value-type="float">
            <text:p>0.135036</text:p>
          </table:table-cell>
          <table:table-cell/>
          <table:table-cell office:value-type="float" office:value="0.138626" calcext:value-type="float">
            <text:p>0.138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11696" calcext:value-type="float">
            <text:p>0.011696</text:p>
          </table:table-cell>
          <table:table-cell/>
          <table:table-cell office:value-type="float" office:value="0.016065" calcext:value-type="float">
            <text:p>0.016065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47" calcext:value-type="float">
            <text:p>0.012147</text:p>
          </table:table-cell>
          <table:table-cell/>
          <table:table-cell office:value-type="float" office:value="0.132978" calcext:value-type="float">
            <text:p>0.132978</text:p>
          </table:table-cell>
          <table:table-cell/>
          <table:table-cell office:value-type="float" office:value="0.178216" calcext:value-type="float">
            <text:p>0.178216</text:p>
          </table:table-cell>
          <table:table-cell/>
          <table:table-cell office:value-type="float" office:value="0.135358" calcext:value-type="float">
            <text:p>0.135358</text:p>
          </table:table-cell>
          <table:table-cell/>
          <table:table-cell office:value-type="float" office:value="0.138655" calcext:value-type="float">
            <text:p>0.138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51" calcext:value-type="float">
            <text:p>0.00135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49" calcext:value-type="float">
            <text:p>0.011749</text:p>
          </table:table-cell>
          <table:table-cell/>
          <table:table-cell office:value-type="float" office:value="0.016046" calcext:value-type="float">
            <text:p>0.016046</text:p>
          </table:table-cell>
          <table:table-cell/>
          <table:table-cell office:value-type="float" office:value="0.011875" calcext:value-type="float">
            <text:p>0.011875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4181" calcext:value-type="float">
            <text:p>0.134181</text:p>
          </table:table-cell>
          <table:table-cell/>
          <table:table-cell office:value-type="float" office:value="0.178194" calcext:value-type="float">
            <text:p>0.178194</text:p>
          </table:table-cell>
          <table:table-cell/>
          <table:table-cell office:value-type="float" office:value="0.135274" calcext:value-type="float">
            <text:p>0.135274</text:p>
          </table:table-cell>
          <table:table-cell/>
          <table:table-cell office:value-type="float" office:value="0.13926" calcext:value-type="float">
            <text:p>0.13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05" calcext:value-type="float">
            <text:p>0.001305</text:p>
          </table:table-cell>
          <table:table-cell/>
          <table:table-cell office:value-type="float" office:value="0.001456" calcext:value-type="float">
            <text:p>0.00145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628" calcext:value-type="float">
            <text:p>0.011628</text:p>
          </table:table-cell>
          <table:table-cell/>
          <table:table-cell office:value-type="float" office:value="0.01593" calcext:value-type="float">
            <text:p>0.01593</text:p>
          </table:table-cell>
          <table:table-cell/>
          <table:table-cell office:value-type="float" office:value="0.011897" calcext:value-type="float">
            <text:p>0.01189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9483" calcext:value-type="float">
            <text:p>0.139483</text:p>
          </table:table-cell>
          <table:table-cell/>
          <table:table-cell office:value-type="float" office:value="0.178511" calcext:value-type="float">
            <text:p>0.178511</text:p>
          </table:table-cell>
          <table:table-cell/>
          <table:table-cell office:value-type="float" office:value="0.135021" calcext:value-type="float">
            <text:p>0.135021</text:p>
          </table:table-cell>
          <table:table-cell/>
          <table:table-cell office:value-type="float" office:value="0.138817" calcext:value-type="float">
            <text:p>0.13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08" calcext:value-type="float">
            <text:p>0.001308</text:p>
          </table:table-cell>
          <table:table-cell/>
          <table:table-cell office:value-type="float" office:value="0.001631" calcext:value-type="float">
            <text:p>0.001631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6" calcext:value-type="float">
            <text:p>0.001076</text:p>
          </table:table-cell>
          <table:table-cell/>
          <table:table-cell office:value-type="float" office:value="0.01167" calcext:value-type="float">
            <text:p>0.01167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01218" calcext:value-type="float">
            <text:p>0.01218</text:p>
          </table:table-cell>
          <table:table-cell/>
          <table:table-cell office:value-type="float" office:value="0.133369" calcext:value-type="float">
            <text:p>0.133369</text:p>
          </table:table-cell>
          <table:table-cell/>
          <table:table-cell office:value-type="float" office:value="0.178578" calcext:value-type="float">
            <text:p>0.178578</text:p>
          </table:table-cell>
          <table:table-cell/>
          <table:table-cell office:value-type="float" office:value="0.135094" calcext:value-type="float">
            <text:p>0.135094</text:p>
          </table:table-cell>
          <table:table-cell/>
          <table:table-cell office:value-type="float" office:value="0.13836" calcext:value-type="float">
            <text:p>0.13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11" calcext:value-type="float">
            <text:p>0.001311</text:p>
          </table:table-cell>
          <table:table-cell/>
          <table:table-cell office:value-type="float" office:value="0.001518" calcext:value-type="float">
            <text:p>0.00151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24648" calcext:value-type="float">
            <text:p>0.024648</text:p>
          </table:table-cell>
          <table:table-cell/>
          <table:table-cell office:value-type="float" office:value="0.015968" calcext:value-type="float">
            <text:p>0.015968</text:p>
          </table:table-cell>
          <table:table-cell/>
          <table:table-cell office:value-type="float" office:value="0.012657" calcext:value-type="float">
            <text:p>0.012657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22" calcext:value-type="float">
            <text:p>0.13322</text:p>
          </table:table-cell>
          <table:table-cell/>
          <table:table-cell office:value-type="float" office:value="0.180257" calcext:value-type="float">
            <text:p>0.180257</text:p>
          </table:table-cell>
          <table:table-cell/>
          <table:table-cell office:value-type="float" office:value="0.135687" calcext:value-type="float">
            <text:p>0.135687</text:p>
          </table:table-cell>
          <table:table-cell/>
          <table:table-cell office:value-type="float" office:value="0.138589" calcext:value-type="float">
            <text:p>0.138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71" calcext:value-type="float">
            <text:p>0.000171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39" calcext:value-type="float">
            <text:p>0.001339</text:p>
          </table:table-cell>
          <table:table-cell/>
          <table:table-cell office:value-type="float" office:value="0.001517" calcext:value-type="float">
            <text:p>0.00151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9299" calcext:value-type="float">
            <text:p>0.019299</text:p>
          </table:table-cell>
          <table:table-cell/>
          <table:table-cell office:value-type="float" office:value="0.016074" calcext:value-type="float">
            <text:p>0.016074</text:p>
          </table:table-cell>
          <table:table-cell/>
          <table:table-cell office:value-type="float" office:value="0.011945" calcext:value-type="float">
            <text:p>0.011945</text:p>
          </table:table-cell>
          <table:table-cell/>
          <table:table-cell office:value-type="float" office:value="0.012243" calcext:value-type="float">
            <text:p>0.012243</text:p>
          </table:table-cell>
          <table:table-cell/>
          <table:table-cell office:value-type="float" office:value="0.133663" calcext:value-type="float">
            <text:p>0.133663</text:p>
          </table:table-cell>
          <table:table-cell/>
          <table:table-cell office:value-type="float" office:value="0.17866" calcext:value-type="float">
            <text:p>0.17866</text:p>
          </table:table-cell>
          <table:table-cell/>
          <table:table-cell office:value-type="float" office:value="0.135427" calcext:value-type="float">
            <text:p>0.135427</text:p>
          </table:table-cell>
          <table:table-cell/>
          <table:table-cell office:value-type="float" office:value="0.138376" calcext:value-type="float">
            <text:p>0.138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53" calcext:value-type="float">
            <text:p>0.00025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04" calcext:value-type="float">
            <text:p>0.001304</text:p>
          </table:table-cell>
          <table:table-cell/>
          <table:table-cell office:value-type="float" office:value="0.001503" calcext:value-type="float">
            <text:p>0.001503</text:p>
          </table:table-cell>
          <table:table-cell/>
          <table:table-cell office:value-type="float" office:value="0.001107" calcext:value-type="float">
            <text:p>0.001107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16503" calcext:value-type="float">
            <text:p>0.016503</text:p>
          </table:table-cell>
          <table:table-cell/>
          <table:table-cell office:value-type="float" office:value="0.016048" calcext:value-type="float">
            <text:p>0.016048</text:p>
          </table:table-cell>
          <table:table-cell/>
          <table:table-cell office:value-type="float" office:value="0.012116" calcext:value-type="float">
            <text:p>0.012116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414" calcext:value-type="float">
            <text:p>0.133414</text:p>
          </table:table-cell>
          <table:table-cell/>
          <table:table-cell office:value-type="float" office:value="0.178254" calcext:value-type="float">
            <text:p>0.178254</text:p>
          </table:table-cell>
          <table:table-cell/>
          <table:table-cell office:value-type="float" office:value="0.135064" calcext:value-type="float">
            <text:p>0.135064</text:p>
          </table:table-cell>
          <table:table-cell/>
          <table:table-cell office:value-type="float" office:value="0.140075" calcext:value-type="float">
            <text:p>0.140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3" calcext:value-type="float">
            <text:p>0.00031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93" calcext:value-type="float">
            <text:p>0.001493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4467" calcext:value-type="float">
            <text:p>0.014467</text:p>
          </table:table-cell>
          <table:table-cell/>
          <table:table-cell office:value-type="float" office:value="0.016073" calcext:value-type="float">
            <text:p>0.016073</text:p>
          </table:table-cell>
          <table:table-cell/>
          <table:table-cell office:value-type="float" office:value="0.011863" calcext:value-type="float">
            <text:p>0.011863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727" calcext:value-type="float">
            <text:p>0.133727</text:p>
          </table:table-cell>
          <table:table-cell/>
          <table:table-cell office:value-type="float" office:value="0.178077" calcext:value-type="float">
            <text:p>0.178077</text:p>
          </table:table-cell>
          <table:table-cell/>
          <table:table-cell office:value-type="float" office:value="0.1357" calcext:value-type="float">
            <text:p>0.1357</text:p>
          </table:table-cell>
          <table:table-cell/>
          <table:table-cell office:value-type="float" office:value="0.138851" calcext:value-type="float">
            <text:p>0.1388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45" calcext:value-type="float">
            <text:p>0.001045</text:p>
          </table:table-cell>
          <table:table-cell/>
          <table:table-cell office:value-type="float" office:value="0.001059" calcext:value-type="float">
            <text:p>0.001059</text:p>
          </table:table-cell>
          <table:table-cell/>
          <table:table-cell office:value-type="float" office:value="0.013237" calcext:value-type="float">
            <text:p>0.013237</text:p>
          </table:table-cell>
          <table:table-cell/>
          <table:table-cell office:value-type="float" office:value="0.015985" calcext:value-type="float">
            <text:p>0.015985</text:p>
          </table:table-cell>
          <table:table-cell/>
          <table:table-cell office:value-type="float" office:value="0.011873" calcext:value-type="float">
            <text:p>0.011873</text:p>
          </table:table-cell>
          <table:table-cell/>
          <table:table-cell office:value-type="float" office:value="0.012201" calcext:value-type="float">
            <text:p>0.012201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8771" calcext:value-type="float">
            <text:p>0.178771</text:p>
          </table:table-cell>
          <table:table-cell/>
          <table:table-cell office:value-type="float" office:value="0.134834" calcext:value-type="float">
            <text:p>0.134834</text:p>
          </table:table-cell>
          <table:table-cell/>
          <table:table-cell office:value-type="float" office:value="0.139097" calcext:value-type="float">
            <text:p>0.139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15" calcext:value-type="float">
            <text:p>0.001215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12228" calcext:value-type="float">
            <text:p>0.012228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133163" calcext:value-type="float">
            <text:p>0.133163</text:p>
          </table:table-cell>
          <table:table-cell/>
          <table:table-cell office:value-type="float" office:value="0.17839" calcext:value-type="float">
            <text:p>0.17839</text:p>
          </table:table-cell>
          <table:table-cell/>
          <table:table-cell office:value-type="float" office:value="0.135455" calcext:value-type="float">
            <text:p>0.135455</text:p>
          </table:table-cell>
          <table:table-cell/>
          <table:table-cell office:value-type="float" office:value="0.13853" calcext:value-type="float">
            <text:p>0.13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4" calcext:value-type="float">
            <text:p>0.000164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226" calcext:value-type="float">
            <text:p>0.00122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98" calcext:value-type="float">
            <text:p>0.001098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1" calcext:value-type="float">
            <text:p>0.011661</text:p>
          </table:table-cell>
          <table:table-cell/>
          <table:table-cell office:value-type="float" office:value="0.015961" calcext:value-type="float">
            <text:p>0.015961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3557" calcext:value-type="float">
            <text:p>0.133557</text:p>
          </table:table-cell>
          <table:table-cell/>
          <table:table-cell office:value-type="float" office:value="0.178175" calcext:value-type="float">
            <text:p>0.178175</text:p>
          </table:table-cell>
          <table:table-cell/>
          <table:table-cell office:value-type="float" office:value="0.135123" calcext:value-type="float">
            <text:p>0.135123</text:p>
          </table:table-cell>
          <table:table-cell/>
          <table:table-cell office:value-type="float" office:value="0.139045" calcext:value-type="float">
            <text:p>0.139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6" calcext:value-type="float">
            <text:p>0.000226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213" calcext:value-type="float">
            <text:p>0.001213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3" calcext:value-type="float">
            <text:p>0.011773</text:p>
          </table:table-cell>
          <table:table-cell/>
          <table:table-cell office:value-type="float" office:value="0.016095" calcext:value-type="float">
            <text:p>0.01609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5733" calcext:value-type="float">
            <text:p>0.135733</text:p>
          </table:table-cell>
          <table:table-cell/>
          <table:table-cell office:value-type="float" office:value="0.178634" calcext:value-type="float">
            <text:p>0.178634</text:p>
          </table:table-cell>
          <table:table-cell/>
          <table:table-cell office:value-type="float" office:value="0.135054" calcext:value-type="float">
            <text:p>0.135054</text:p>
          </table:table-cell>
          <table:table-cell/>
          <table:table-cell office:value-type="float" office:value="0.138324" calcext:value-type="float">
            <text:p>0.138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269" calcext:value-type="float">
            <text:p>0.000269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68" calcext:value-type="float">
            <text:p>0.001468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01062" calcext:value-type="float">
            <text:p>0.001062</text:p>
          </table:table-cell>
          <table:table-cell/>
          <table:table-cell office:value-type="float" office:value="0.011694" calcext:value-type="float">
            <text:p>0.011694</text:p>
          </table:table-cell>
          <table:table-cell/>
          <table:table-cell office:value-type="float" office:value="0.016033" calcext:value-type="float">
            <text:p>0.016033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29" calcext:value-type="float">
            <text:p>0.012129</text:p>
          </table:table-cell>
          <table:table-cell/>
          <table:table-cell office:value-type="float" office:value="0.1557" calcext:value-type="float">
            <text:p>0.1557</text:p>
          </table:table-cell>
          <table:table-cell/>
          <table:table-cell office:value-type="float" office:value="0.178367" calcext:value-type="float">
            <text:p>0.178367</text:p>
          </table:table-cell>
          <table:table-cell/>
          <table:table-cell office:value-type="float" office:value="0.135656" calcext:value-type="float">
            <text:p>0.135656</text:p>
          </table:table-cell>
          <table:table-cell/>
          <table:table-cell office:value-type="float" office:value="0.14077" calcext:value-type="float">
            <text:p>0.1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26" calcext:value-type="float">
            <text:p>0.00026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172" calcext:value-type="float">
            <text:p>0.001172</text:p>
          </table:table-cell>
          <table:table-cell/>
          <table:table-cell office:value-type="float" office:value="0.001565" calcext:value-type="float">
            <text:p>0.001565</text:p>
          </table:table-cell>
          <table:table-cell/>
          <table:table-cell office:value-type="float" office:value="0.001506" calcext:value-type="float">
            <text:p>0.00150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7" calcext:value-type="float">
            <text:p>0.011727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7395" calcext:value-type="float">
            <text:p>0.017395</text:p>
          </table:table-cell>
          <table:table-cell/>
          <table:table-cell office:value-type="float" office:value="0.012114" calcext:value-type="float">
            <text:p>0.012114</text:p>
          </table:table-cell>
          <table:table-cell/>
          <table:table-cell office:value-type="float" office:value="0.133953" calcext:value-type="float">
            <text:p>0.133953</text:p>
          </table:table-cell>
          <table:table-cell/>
          <table:table-cell office:value-type="float" office:value="0.179211" calcext:value-type="float">
            <text:p>0.179211</text:p>
          </table:table-cell>
          <table:table-cell/>
          <table:table-cell office:value-type="float" office:value="0.134703" calcext:value-type="float">
            <text:p>0.134703</text:p>
          </table:table-cell>
          <table:table-cell/>
          <table:table-cell office:value-type="float" office:value="0.138849" calcext:value-type="float">
            <text:p>0.138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119" calcext:value-type="float">
            <text:p>0.00119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06" calcext:value-type="float">
            <text:p>0.00106</text:p>
          </table:table-cell>
          <table:table-cell/>
          <table:table-cell office:value-type="float" office:value="0.011676" calcext:value-type="float">
            <text:p>0.011676</text:p>
          </table:table-cell>
          <table:table-cell/>
          <table:table-cell office:value-type="float" office:value="0.015896" calcext:value-type="float">
            <text:p>0.015896</text:p>
          </table:table-cell>
          <table:table-cell/>
          <table:table-cell office:value-type="float" office:value="0.016174" calcext:value-type="float">
            <text:p>0.016174</text:p>
          </table:table-cell>
          <table:table-cell/>
          <table:table-cell office:value-type="float" office:value="0.012102" calcext:value-type="float">
            <text:p>0.012102</text:p>
          </table:table-cell>
          <table:table-cell/>
          <table:table-cell office:value-type="float" office:value="0.134116" calcext:value-type="float">
            <text:p>0.134116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4" calcext:value-type="float">
            <text:p>0.135004</text:p>
          </table:table-cell>
          <table:table-cell/>
          <table:table-cell office:value-type="float" office:value="0.142353" calcext:value-type="float">
            <text:p>0.142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315" calcext:value-type="float">
            <text:p>0.000315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58" calcext:value-type="float">
            <text:p>0.001458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705" calcext:value-type="float">
            <text:p>0.011705</text:p>
          </table:table-cell>
          <table:table-cell/>
          <table:table-cell office:value-type="float" office:value="0.015879" calcext:value-type="float">
            <text:p>0.015879</text:p>
          </table:table-cell>
          <table:table-cell/>
          <table:table-cell office:value-type="float" office:value="0.014957" calcext:value-type="float">
            <text:p>0.014957</text:p>
          </table:table-cell>
          <table:table-cell/>
          <table:table-cell office:value-type="float" office:value="0.012088" calcext:value-type="float">
            <text:p>0.012088</text:p>
          </table:table-cell>
          <table:table-cell/>
          <table:table-cell office:value-type="float" office:value="0.133372" calcext:value-type="float">
            <text:p>0.133372</text:p>
          </table:table-cell>
          <table:table-cell/>
          <table:table-cell office:value-type="float" office:value="0.178653" calcext:value-type="float">
            <text:p>0.178653</text:p>
          </table:table-cell>
          <table:table-cell/>
          <table:table-cell office:value-type="float" office:value="0.135417" calcext:value-type="float">
            <text:p>0.135417</text:p>
          </table:table-cell>
          <table:table-cell/>
          <table:table-cell office:value-type="float" office:value="0.138918" calcext:value-type="float">
            <text:p>0.138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1" calcext:value-type="float">
            <text:p>0.000291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37" calcext:value-type="float">
            <text:p>0.001437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2457" calcext:value-type="float">
            <text:p>0.012457</text:p>
          </table:table-cell>
          <table:table-cell/>
          <table:table-cell office:value-type="float" office:value="0.015908" calcext:value-type="float">
            <text:p>0.015908</text:p>
          </table:table-cell>
          <table:table-cell/>
          <table:table-cell office:value-type="float" office:value="0.012798" calcext:value-type="float">
            <text:p>0.012798</text:p>
          </table:table-cell>
          <table:table-cell/>
          <table:table-cell office:value-type="float" office:value="0.012262" calcext:value-type="float">
            <text:p>0.012262</text:p>
          </table:table-cell>
          <table:table-cell/>
          <table:table-cell office:value-type="float" office:value="0.13307" calcext:value-type="float">
            <text:p>0.13307</text:p>
          </table:table-cell>
          <table:table-cell/>
          <table:table-cell office:value-type="float" office:value="0.178223" calcext:value-type="float">
            <text:p>0.178223</text:p>
          </table:table-cell>
          <table:table-cell/>
          <table:table-cell office:value-type="float" office:value="0.13509" calcext:value-type="float">
            <text:p>0.13509</text:p>
          </table:table-cell>
          <table:table-cell/>
          <table:table-cell office:value-type="float" office:value="0.138692" calcext:value-type="float">
            <text:p>0.1386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2" calcext:value-type="float">
            <text:p>0.000292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3" calcext:value-type="float">
            <text:p>0.001133</text:p>
          </table:table-cell>
          <table:table-cell/>
          <table:table-cell office:value-type="float" office:value="0.001425" calcext:value-type="float">
            <text:p>0.001425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3047" calcext:value-type="float">
            <text:p>0.013047</text:p>
          </table:table-cell>
          <table:table-cell/>
          <table:table-cell office:value-type="float" office:value="0.016067" calcext:value-type="float">
            <text:p>0.016067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012177" calcext:value-type="float">
            <text:p>0.012177</text:p>
          </table:table-cell>
          <table:table-cell/>
          <table:table-cell office:value-type="float" office:value="0.133195" calcext:value-type="float">
            <text:p>0.133195</text:p>
          </table:table-cell>
          <table:table-cell/>
          <table:table-cell office:value-type="float" office:value="0.178224" calcext:value-type="float">
            <text:p>0.178224</text:p>
          </table:table-cell>
          <table:table-cell/>
          <table:table-cell office:value-type="float" office:value="0.134998" calcext:value-type="float">
            <text:p>0.134998</text:p>
          </table:table-cell>
          <table:table-cell/>
          <table:table-cell office:value-type="float" office:value="0.140208" calcext:value-type="float">
            <text:p>0.140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8" calcext:value-type="float">
            <text:p>0.000228</text:p>
          </table:table-cell>
          <table:table-cell/>
          <table:table-cell office:value-type="float" office:value="0.000282" calcext:value-type="float">
            <text:p>0.000282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8" calcext:value-type="float">
            <text:p>0.001138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1" calcext:value-type="float">
            <text:p>0.001091</text:p>
          </table:table-cell>
          <table:table-cell/>
          <table:table-cell office:value-type="float" office:value="0.015214" calcext:value-type="float">
            <text:p>0.015214</text:p>
          </table:table-cell>
          <table:table-cell/>
          <table:table-cell office:value-type="float" office:value="0.016026" calcext:value-type="float">
            <text:p>0.016026</text:p>
          </table:table-cell>
          <table:table-cell/>
          <table:table-cell office:value-type="float" office:value="0.011823" calcext:value-type="float">
            <text:p>0.011823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766" calcext:value-type="float">
            <text:p>0.133766</text:p>
          </table:table-cell>
          <table:table-cell/>
          <table:table-cell office:value-type="float" office:value="0.178701" calcext:value-type="float">
            <text:p>0.178701</text:p>
          </table:table-cell>
          <table:table-cell/>
          <table:table-cell office:value-type="float" office:value="0.135401" calcext:value-type="float">
            <text:p>0.135401</text:p>
          </table:table-cell>
          <table:table-cell/>
          <table:table-cell office:value-type="float" office:value="0.138684" calcext:value-type="float">
            <text:p>0.1386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4" calcext:value-type="float">
            <text:p>0.0011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98" calcext:value-type="float">
            <text:p>0.011698</text:p>
          </table:table-cell>
          <table:table-cell/>
          <table:table-cell office:value-type="float" office:value="0.016064" calcext:value-type="float">
            <text:p>0.016064</text:p>
          </table:table-cell>
          <table:table-cell/>
          <table:table-cell office:value-type="float" office:value="0.012465" calcext:value-type="float">
            <text:p>0.012465</text:p>
          </table:table-cell>
          <table:table-cell/>
          <table:table-cell office:value-type="float" office:value="0.012143" calcext:value-type="float">
            <text:p>0.012143</text:p>
          </table:table-cell>
          <table:table-cell/>
          <table:table-cell office:value-type="float" office:value="0.133519" calcext:value-type="float">
            <text:p>0.133519</text:p>
          </table:table-cell>
          <table:table-cell/>
          <table:table-cell office:value-type="float" office:value="0.179138" calcext:value-type="float">
            <text:p>0.179138</text:p>
          </table:table-cell>
          <table:table-cell/>
          <table:table-cell office:value-type="float" office:value="0.134958" calcext:value-type="float">
            <text:p>0.134958</text:p>
          </table:table-cell>
          <table:table-cell/>
          <table:table-cell office:value-type="float" office:value="0.140626" calcext:value-type="float">
            <text:p>0.140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04" calcext:value-type="float">
            <text:p>0.000304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36" calcext:value-type="float">
            <text:p>0.00113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4" calcext:value-type="float">
            <text:p>0.01174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2211" calcext:value-type="float">
            <text:p>0.012211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6145" calcext:value-type="float">
            <text:p>0.136145</text:p>
          </table:table-cell>
          <table:table-cell/>
          <table:table-cell office:value-type="float" office:value="0.17826" calcext:value-type="float">
            <text:p>0.17826</text:p>
          </table:table-cell>
          <table:table-cell/>
          <table:table-cell office:value-type="float" office:value="0.134977" calcext:value-type="float">
            <text:p>0.134977</text:p>
          </table:table-cell>
          <table:table-cell/>
          <table:table-cell office:value-type="float" office:value="0.138651" calcext:value-type="float">
            <text:p>0.138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6" calcext:value-type="float">
            <text:p>0.00031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2167" calcext:value-type="float">
            <text:p>0.012167</text:p>
          </table:table-cell>
          <table:table-cell/>
          <table:table-cell office:value-type="float" office:value="0.015918" calcext:value-type="float">
            <text:p>0.015918</text:p>
          </table:table-cell>
          <table:table-cell/>
          <table:table-cell office:value-type="float" office:value="0.011812" calcext:value-type="float">
            <text:p>0.011812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787" calcext:value-type="float">
            <text:p>0.133787</text:p>
          </table:table-cell>
          <table:table-cell/>
          <table:table-cell office:value-type="float" office:value="0.180155" calcext:value-type="float">
            <text:p>0.180155</text:p>
          </table:table-cell>
          <table:table-cell/>
          <table:table-cell office:value-type="float" office:value="0.135335" calcext:value-type="float">
            <text:p>0.135335</text:p>
          </table:table-cell>
          <table:table-cell/>
          <table:table-cell office:value-type="float" office:value="0.139215" calcext:value-type="float">
            <text:p>0.1392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23" calcext:value-type="float">
            <text:p>0.00032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91" calcext:value-type="float">
            <text:p>0.00119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83" calcext:value-type="float">
            <text:p>0.001083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6035" calcext:value-type="float">
            <text:p>0.016035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826" calcext:value-type="float">
            <text:p>0.133826</text:p>
          </table:table-cell>
          <table:table-cell/>
          <table:table-cell office:value-type="float" office:value="0.178394" calcext:value-type="float">
            <text:p>0.178394</text:p>
          </table:table-cell>
          <table:table-cell/>
          <table:table-cell office:value-type="float" office:value="0.135814" calcext:value-type="float">
            <text:p>0.135814</text:p>
          </table:table-cell>
          <table:table-cell/>
          <table:table-cell office:value-type="float" office:value="0.138933" calcext:value-type="float">
            <text:p>0.138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8" calcext:value-type="float">
            <text:p>0.000318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8" calcext:value-type="float">
            <text:p>0.00106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33" calcext:value-type="float">
            <text:p>0.011733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1855" calcext:value-type="float">
            <text:p>0.011855</text:p>
          </table:table-cell>
          <table:table-cell/>
          <table:table-cell office:value-type="float" office:value="0.012301" calcext:value-type="float">
            <text:p>0.012301</text:p>
          </table:table-cell>
          <table:table-cell/>
          <table:table-cell office:value-type="float" office:value="0.133994" calcext:value-type="float">
            <text:p>0.133994</text:p>
          </table:table-cell>
          <table:table-cell/>
          <table:table-cell office:value-type="float" office:value="0.208571" calcext:value-type="float">
            <text:p>0.208571</text:p>
          </table:table-cell>
          <table:table-cell/>
          <table:table-cell office:value-type="float" office:value="0.135202" calcext:value-type="float">
            <text:p>0.135202</text:p>
          </table:table-cell>
          <table:table-cell/>
          <table:table-cell office:value-type="float" office:value="0.138607" calcext:value-type="float">
            <text:p>0.138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1" calcext:value-type="float">
            <text:p>0.00031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35" calcext:value-type="float">
            <text:p>0.001435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97" calcext:value-type="float">
            <text:p>0.011697</text:p>
          </table:table-cell>
          <table:table-cell/>
          <table:table-cell office:value-type="float" office:value="0.01605" calcext:value-type="float">
            <text:p>0.01605</text:p>
          </table:table-cell>
          <table:table-cell/>
          <table:table-cell office:value-type="float" office:value="0.011889" calcext:value-type="float">
            <text:p>0.011889</text:p>
          </table:table-cell>
          <table:table-cell/>
          <table:table-cell office:value-type="float" office:value="0.012248" calcext:value-type="float">
            <text:p>0.012248</text:p>
          </table:table-cell>
          <table:table-cell/>
          <table:table-cell office:value-type="float" office:value="0.207392" calcext:value-type="float">
            <text:p>0.207392</text:p>
          </table:table-cell>
          <table:table-cell/>
          <table:table-cell office:value-type="float" office:value="0.179985" calcext:value-type="float">
            <text:p>0.179985</text:p>
          </table:table-cell>
          <table:table-cell/>
          <table:table-cell office:value-type="float" office:value="0.135017" calcext:value-type="float">
            <text:p>0.135017</text:p>
          </table:table-cell>
          <table:table-cell/>
          <table:table-cell office:value-type="float" office:value="0.138218" calcext:value-type="float">
            <text:p>0.1382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46" calcext:value-type="float">
            <text:p>0.00034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1" calcext:value-type="float">
            <text:p>0.00111</text:p>
          </table:table-cell>
          <table:table-cell/>
          <table:table-cell office:value-type="float" office:value="0.001416" calcext:value-type="float">
            <text:p>0.001416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127" calcext:value-type="float">
            <text:p>0.016127</text:p>
          </table:table-cell>
          <table:table-cell/>
          <table:table-cell office:value-type="float" office:value="0.011868" calcext:value-type="float">
            <text:p>0.011868</text:p>
          </table:table-cell>
          <table:table-cell/>
          <table:table-cell office:value-type="float" office:value="0.0122" calcext:value-type="float">
            <text:p>0.0122</text:p>
          </table:table-cell>
          <table:table-cell/>
          <table:table-cell office:value-type="float" office:value="0.133446" calcext:value-type="float">
            <text:p>0.133446</text:p>
          </table:table-cell>
          <table:table-cell/>
          <table:table-cell office:value-type="float" office:value="0.180796" calcext:value-type="float">
            <text:p>0.180796</text:p>
          </table:table-cell>
          <table:table-cell/>
          <table:table-cell office:value-type="float" office:value="0.135391" calcext:value-type="float">
            <text:p>0.135391</text:p>
          </table:table-cell>
          <table:table-cell/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64" calcext:value-type="float">
            <text:p>0.00026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4" calcext:value-type="float">
            <text:p>0.000134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83" calcext:value-type="float">
            <text:p>0.011683</text:p>
          </table:table-cell>
          <table:table-cell/>
          <table:table-cell office:value-type="float" office:value="0.015975" calcext:value-type="float">
            <text:p>0.015975</text:p>
          </table:table-cell>
          <table:table-cell/>
          <table:table-cell office:value-type="float" office:value="0.01198" calcext:value-type="float">
            <text:p>0.01198</text:p>
          </table:table-cell>
          <table:table-cell/>
          <table:table-cell office:value-type="float" office:value="0.012181" calcext:value-type="float">
            <text:p>0.012181</text:p>
          </table:table-cell>
          <table:table-cell/>
          <table:table-cell office:value-type="float" office:value="0.133675" calcext:value-type="float">
            <text:p>0.133675</text:p>
          </table:table-cell>
          <table:table-cell/>
          <table:table-cell office:value-type="float" office:value="0.233629" calcext:value-type="float">
            <text:p>0.233629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9187" calcext:value-type="float">
            <text:p>0.139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431" calcext:value-type="float">
            <text:p>0.00143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7" calcext:value-type="float">
            <text:p>0.0118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3212" calcext:value-type="float">
            <text:p>0.133212</text:p>
          </table:table-cell>
          <table:table-cell/>
          <table:table-cell office:value-type="float" office:value="0.179395" calcext:value-type="float">
            <text:p>0.179395</text:p>
          </table:table-cell>
          <table:table-cell/>
          <table:table-cell office:value-type="float" office:value="0.135249" calcext:value-type="float">
            <text:p>0.135249</text:p>
          </table:table-cell>
          <table:table-cell/>
          <table:table-cell office:value-type="float" office:value="0.138724" calcext:value-type="float">
            <text:p>0.1387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87" calcext:value-type="float">
            <text:p>0.00108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729" calcext:value-type="float">
            <text:p>0.011729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33" calcext:value-type="float">
            <text:p>0.011833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123" calcext:value-type="float">
            <text:p>0.180123</text:p>
          </table:table-cell>
          <table:table-cell/>
          <table:table-cell office:value-type="float" office:value="0.138284" calcext:value-type="float">
            <text:p>0.138284</text:p>
          </table:table-cell>
          <table:table-cell/>
          <table:table-cell office:value-type="float" office:value="0.138672" calcext:value-type="float">
            <text:p>0.138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44" calcext:value-type="float">
            <text:p>0.016144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133818" calcext:value-type="float">
            <text:p>0.133818</text:p>
          </table:table-cell>
          <table:table-cell/>
          <table:table-cell office:value-type="float" office:value="0.180001" calcext:value-type="float">
            <text:p>0.180001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559" calcext:value-type="float">
            <text:p>0.138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7" calcext:value-type="float">
            <text:p>0.000217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51" calcext:value-type="float">
            <text:p>0.00015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01" calcext:value-type="float">
            <text:p>0.001401</text:p>
          </table:table-cell>
          <table:table-cell/>
          <table:table-cell office:value-type="float" office:value="0.011739" calcext:value-type="float">
            <text:p>0.011739</text:p>
          </table:table-cell>
          <table:table-cell/>
          <table:table-cell office:value-type="float" office:value="0.016068" calcext:value-type="float">
            <text:p>0.016068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635" calcext:value-type="float">
            <text:p>0.012635</text:p>
          </table:table-cell>
          <table:table-cell/>
          <table:table-cell office:value-type="float" office:value="0.133243" calcext:value-type="float">
            <text:p>0.133243</text:p>
          </table:table-cell>
          <table:table-cell/>
          <table:table-cell office:value-type="float" office:value="0.179574" calcext:value-type="float">
            <text:p>0.179574</text:p>
          </table:table-cell>
          <table:table-cell/>
          <table:table-cell office:value-type="float" office:value="0.135122" calcext:value-type="float">
            <text:p>0.135122</text:p>
          </table:table-cell>
          <table:table-cell/>
          <table:table-cell office:value-type="float" office:value="0.138329" calcext:value-type="float">
            <text:p>0.1383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24" calcext:value-type="float">
            <text:p>0.016124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97" calcext:value-type="float">
            <text:p>0.012197</text:p>
          </table:table-cell>
          <table:table-cell/>
          <table:table-cell office:value-type="float" office:value="0.133174" calcext:value-type="float">
            <text:p>0.133174</text:p>
          </table:table-cell>
          <table:table-cell/>
          <table:table-cell office:value-type="float" office:value="0.178501" calcext:value-type="float">
            <text:p>0.178501</text:p>
          </table:table-cell>
          <table:table-cell/>
          <table:table-cell office:value-type="float" office:value="0.134872" calcext:value-type="float">
            <text:p>0.134872</text:p>
          </table:table-cell>
          <table:table-cell/>
          <table:table-cell office:value-type="float" office:value="0.140014" calcext:value-type="float">
            <text:p>0.140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01" calcext:value-type="float">
            <text:p>0.011701</text:p>
          </table:table-cell>
          <table:table-cell/>
          <table:table-cell office:value-type="float" office:value="0.015969" calcext:value-type="float">
            <text:p>0.015969</text:p>
          </table:table-cell>
          <table:table-cell/>
          <table:table-cell office:value-type="float" office:value="0.011872" calcext:value-type="float">
            <text:p>0.011872</text:p>
          </table:table-cell>
          <table:table-cell/>
          <table:table-cell office:value-type="float" office:value="0.012171" calcext:value-type="float">
            <text:p>0.012171</text:p>
          </table:table-cell>
          <table:table-cell/>
          <table:table-cell office:value-type="float" office:value="0.133265" calcext:value-type="float">
            <text:p>0.133265</text:p>
          </table:table-cell>
          <table:table-cell/>
          <table:table-cell office:value-type="float" office:value="0.180466" calcext:value-type="float">
            <text:p>0.180466</text:p>
          </table:table-cell>
          <table:table-cell/>
          <table:table-cell office:value-type="float" office:value="0.134845" calcext:value-type="float">
            <text:p>0.134845</text:p>
          </table:table-cell>
          <table:table-cell/>
          <table:table-cell office:value-type="float" office:value="0.140218" calcext:value-type="float">
            <text:p>0.1402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24" calcext:value-type="float">
            <text:p>0.011724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056" calcext:value-type="float">
            <text:p>0.012056</text:p>
          </table:table-cell>
          <table:table-cell/>
          <table:table-cell office:value-type="float" office:value="0.012101" calcext:value-type="float">
            <text:p>0.012101</text:p>
          </table:table-cell>
          <table:table-cell/>
          <table:table-cell office:value-type="float" office:value="0.133322" calcext:value-type="float">
            <text:p>0.133322</text:p>
          </table:table-cell>
          <table:table-cell/>
          <table:table-cell office:value-type="float" office:value="0.179221" calcext:value-type="float">
            <text:p>0.179221</text:p>
          </table:table-cell>
          <table:table-cell/>
          <table:table-cell office:value-type="float" office:value="0.134899" calcext:value-type="float">
            <text:p>0.134899</text:p>
          </table:table-cell>
          <table:table-cell/>
          <table:table-cell office:value-type="float" office:value="0.138386" calcext:value-type="float">
            <text:p>0.138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168" calcext:value-type="float">
            <text:p>0.012168</text:p>
          </table:table-cell>
          <table:table-cell/>
          <table:table-cell office:value-type="float" office:value="0.133214" calcext:value-type="float">
            <text:p>0.133214</text:p>
          </table:table-cell>
          <table:table-cell/>
          <table:table-cell office:value-type="float" office:value="0.178752" calcext:value-type="float">
            <text:p>0.178752</text:p>
          </table:table-cell>
          <table:table-cell/>
          <table:table-cell office:value-type="float" office:value="0.135209" calcext:value-type="float">
            <text:p>0.135209</text:p>
          </table:table-cell>
          <table:table-cell/>
          <table:table-cell office:value-type="float" office:value="0.138944" calcext:value-type="float">
            <text:p>0.1389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86" calcext:value-type="float">
            <text:p>0.000286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82" calcext:value-type="float">
            <text:p>0.011782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57" calcext:value-type="float">
            <text:p>0.012157</text:p>
          </table:table-cell>
          <table:table-cell/>
          <table:table-cell office:value-type="float" office:value="0.136943" calcext:value-type="float">
            <text:p>0.136943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5374" calcext:value-type="float">
            <text:p>0.135374</text:p>
          </table:table-cell>
          <table:table-cell/>
          <table:table-cell office:value-type="float" office:value="0.13866" calcext:value-type="float">
            <text:p>0.13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93" calcext:value-type="float">
            <text:p>0.00029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3316" calcext:value-type="float">
            <text:p>0.133316</text:p>
          </table:table-cell>
          <table:table-cell/>
          <table:table-cell office:value-type="float" office:value="0.179052" calcext:value-type="float">
            <text:p>0.179052</text:p>
          </table:table-cell>
          <table:table-cell/>
          <table:table-cell office:value-type="float" office:value="0.135075" calcext:value-type="float">
            <text:p>0.135075</text:p>
          </table:table-cell>
          <table:table-cell/>
          <table:table-cell office:value-type="float" office:value="0.138706" calcext:value-type="float">
            <text:p>0.1387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6101" calcext:value-type="float">
            <text:p>0.016101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261" calcext:value-type="float">
            <text:p>0.012261</text:p>
          </table:table-cell>
          <table:table-cell/>
          <table:table-cell office:value-type="float" office:value="0.133044" calcext:value-type="float">
            <text:p>0.133044</text:p>
          </table:table-cell>
          <table:table-cell/>
          <table:table-cell office:value-type="float" office:value="0.178799" calcext:value-type="float">
            <text:p>0.178799</text:p>
          </table:table-cell>
          <table:table-cell/>
          <table:table-cell office:value-type="float" office:value="0.135049" calcext:value-type="float">
            <text:p>0.135049</text:p>
          </table:table-cell>
          <table:table-cell/>
          <table:table-cell office:value-type="float" office:value="0.138496" calcext:value-type="float">
            <text:p>0.138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72" calcext:value-type="float">
            <text:p>0.000272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6" calcext:value-type="float">
            <text:p>0.000136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109" calcext:value-type="float">
            <text:p>0.00110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3" calcext:value-type="float">
            <text:p>0.011653</text:p>
          </table:table-cell>
          <table:table-cell/>
          <table:table-cell office:value-type="float" office:value="0.016134" calcext:value-type="float">
            <text:p>0.016134</text:p>
          </table:table-cell>
          <table:table-cell/>
          <table:table-cell office:value-type="float" office:value="0.011801" calcext:value-type="float">
            <text:p>0.011801</text:p>
          </table:table-cell>
          <table:table-cell/>
          <table:table-cell office:value-type="float" office:value="0.012165" calcext:value-type="float">
            <text:p>0.012165</text:p>
          </table:table-cell>
          <table:table-cell/>
          <table:table-cell office:value-type="float" office:value="0.133405" calcext:value-type="float">
            <text:p>0.133405</text:p>
          </table:table-cell>
          <table:table-cell/>
          <table:table-cell office:value-type="float" office:value="0.178323" calcext:value-type="float">
            <text:p>0.178323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481" calcext:value-type="float">
            <text:p>0.1384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306" calcext:value-type="float">
            <text:p>0.000306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74" calcext:value-type="float">
            <text:p>0.011674</text:p>
          </table:table-cell>
          <table:table-cell/>
          <table:table-cell office:value-type="float" office:value="0.016767" calcext:value-type="float">
            <text:p>0.016767</text:p>
          </table:table-cell>
          <table:table-cell/>
          <table:table-cell office:value-type="float" office:value="0.01182" calcext:value-type="float">
            <text:p>0.01182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7145" calcext:value-type="float">
            <text:p>0.137145</text:p>
          </table:table-cell>
          <table:table-cell/>
          <table:table-cell office:value-type="float" office:value="0.178249" calcext:value-type="float">
            <text:p>0.178249</text:p>
          </table:table-cell>
          <table:table-cell/>
          <table:table-cell office:value-type="float" office:value="0.135199" calcext:value-type="float">
            <text:p>0.135199</text:p>
          </table:table-cell>
          <table:table-cell/>
          <table:table-cell office:value-type="float" office:value="0.138369" calcext:value-type="float">
            <text:p>0.138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347" calcext:value-type="float">
            <text:p>0.000347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4" calcext:value-type="float">
            <text:p>0.001444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645" calcext:value-type="float">
            <text:p>0.011645</text:p>
          </table:table-cell>
          <table:table-cell/>
          <table:table-cell office:value-type="float" office:value="0.015952" calcext:value-type="float">
            <text:p>0.015952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016" calcext:value-type="float">
            <text:p>0.133016</text:p>
          </table:table-cell>
          <table:table-cell/>
          <table:table-cell office:value-type="float" office:value="0.178897" calcext:value-type="float">
            <text:p>0.178897</text:p>
          </table:table-cell>
          <table:table-cell/>
          <table:table-cell office:value-type="float" office:value="0.135098" calcext:value-type="float">
            <text:p>0.135098</text:p>
          </table:table-cell>
          <table:table-cell/>
          <table:table-cell office:value-type="float" office:value="0.138718" calcext:value-type="float">
            <text:p>0.1387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6365" calcext:value-type="float">
            <text:p>0.016365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12" calcext:value-type="float">
            <text:p>0.012112</text:p>
          </table:table-cell>
          <table:table-cell/>
          <table:table-cell office:value-type="float" office:value="0.13298" calcext:value-type="float">
            <text:p>0.13298</text:p>
          </table:table-cell>
          <table:table-cell/>
          <table:table-cell office:value-type="float" office:value="0.178221" calcext:value-type="float">
            <text:p>0.178221</text:p>
          </table:table-cell>
          <table:table-cell/>
          <table:table-cell office:value-type="float" office:value="0.135127" calcext:value-type="float">
            <text:p>0.135127</text:p>
          </table:table-cell>
          <table:table-cell/>
          <table:table-cell office:value-type="float" office:value="0.138688" calcext:value-type="float">
            <text:p>0.138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62" calcext:value-type="float">
            <text:p>0.00026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02" calcext:value-type="float">
            <text:p>0.011702</text:p>
          </table:table-cell>
          <table:table-cell/>
          <table:table-cell office:value-type="float" office:value="0.016044" calcext:value-type="float">
            <text:p>0.016044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089" calcext:value-type="float">
            <text:p>0.012089</text:p>
          </table:table-cell>
          <table:table-cell/>
          <table:table-cell office:value-type="float" office:value="0.132853" calcext:value-type="float">
            <text:p>0.132853</text:p>
          </table:table-cell>
          <table:table-cell/>
          <table:table-cell office:value-type="float" office:value="0.178767" calcext:value-type="float">
            <text:p>0.178767</text:p>
          </table:table-cell>
          <table:table-cell/>
          <table:table-cell office:value-type="float" office:value="0.1349" calcext:value-type="float">
            <text:p>0.1349</text:p>
          </table:table-cell>
          <table:table-cell/>
          <table:table-cell office:value-type="float" office:value="0.139688" calcext:value-type="float">
            <text:p>0.1396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22" calcext:value-type="float">
            <text:p>0.001022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102" calcext:value-type="float">
            <text:p>0.001102</text:p>
          </table:table-cell>
          <table:table-cell/>
          <table:table-cell office:value-type="float" office:value="0.011665" calcext:value-type="float">
            <text:p>0.011665</text:p>
          </table:table-cell>
          <table:table-cell/>
          <table:table-cell office:value-type="float" office:value="0.015997" calcext:value-type="float">
            <text:p>0.015997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093" calcext:value-type="float">
            <text:p>0.012093</text:p>
          </table:table-cell>
          <table:table-cell/>
          <table:table-cell office:value-type="float" office:value="0.132961" calcext:value-type="float">
            <text:p>0.132961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6" calcext:value-type="float">
            <text:p>0.135006</text:p>
          </table:table-cell>
          <table:table-cell/>
          <table:table-cell office:value-type="float" office:value="0.138631" calcext:value-type="float">
            <text:p>0.1386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32" calcext:value-type="float">
            <text:p>0.015932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53" calcext:value-type="float">
            <text:p>0.012153</text:p>
          </table:table-cell>
          <table:table-cell/>
          <table:table-cell office:value-type="float" office:value="0.133248" calcext:value-type="float">
            <text:p>0.133248</text:p>
          </table:table-cell>
          <table:table-cell/>
          <table:table-cell office:value-type="float" office:value="0.178401" calcext:value-type="float">
            <text:p>0.178401</text:p>
          </table:table-cell>
          <table:table-cell/>
          <table:table-cell office:value-type="float" office:value="0.135213" calcext:value-type="float">
            <text:p>0.135213</text:p>
          </table:table-cell>
          <table:table-cell/>
          <table:table-cell office:value-type="float" office:value="0.13857" calcext:value-type="float">
            <text:p>0.13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4" calcext:value-type="float">
            <text:p>0.015944</text:p>
          </table:table-cell>
          <table:table-cell/>
          <table:table-cell office:value-type="float" office:value="0.011842" calcext:value-type="float">
            <text:p>0.011842</text:p>
          </table:table-cell>
          <table:table-cell/>
          <table:table-cell office:value-type="float" office:value="0.012209" calcext:value-type="float">
            <text:p>0.012209</text:p>
          </table:table-cell>
          <table:table-cell/>
          <table:table-cell office:value-type="float" office:value="0.132845" calcext:value-type="float">
            <text:p>0.132845</text:p>
          </table:table-cell>
          <table:table-cell/>
          <table:table-cell office:value-type="float" office:value="0.179571" calcext:value-type="float">
            <text:p>0.179571</text:p>
          </table:table-cell>
          <table:table-cell/>
          <table:table-cell office:value-type="float" office:value="0.134978" calcext:value-type="float">
            <text:p>0.134978</text:p>
          </table:table-cell>
          <table:table-cell/>
          <table:table-cell office:value-type="float" office:value="0.138473" calcext:value-type="float">
            <text:p>0.1384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991" calcext:value-type="float">
            <text:p>0.015991</text:p>
          </table:table-cell>
          <table:table-cell/>
          <table:table-cell office:value-type="float" office:value="0.011893" calcext:value-type="float">
            <text:p>0.011893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805" calcext:value-type="float">
            <text:p>0.132805</text:p>
          </table:table-cell>
          <table:table-cell/>
          <table:table-cell office:value-type="float" office:value="0.179408" calcext:value-type="float">
            <text:p>0.179408</text:p>
          </table:table-cell>
          <table:table-cell/>
          <table:table-cell office:value-type="float" office:value="0.137038" calcext:value-type="float">
            <text:p>0.137038</text:p>
          </table:table-cell>
          <table:table-cell/>
          <table:table-cell office:value-type="float" office:value="0.138472" calcext:value-type="float">
            <text:p>0.138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5" calcext:value-type="float">
            <text:p>0.00015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1" calcext:value-type="float">
            <text:p>0.011631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52" calcext:value-type="float">
            <text:p>0.011852</text:p>
          </table:table-cell>
          <table:table-cell/>
          <table:table-cell office:value-type="float" office:value="0.012135" calcext:value-type="float">
            <text:p>0.012135</text:p>
          </table:table-cell>
          <table:table-cell/>
          <table:table-cell office:value-type="float" office:value="0.133039" calcext:value-type="float">
            <text:p>0.133039</text:p>
          </table:table-cell>
          <table:table-cell/>
          <table:table-cell office:value-type="float" office:value="0.178819" calcext:value-type="float">
            <text:p>0.178819</text:p>
          </table:table-cell>
          <table:table-cell/>
          <table:table-cell office:value-type="float" office:value="0.135131" calcext:value-type="float">
            <text:p>0.135131</text:p>
          </table:table-cell>
          <table:table-cell/>
          <table:table-cell office:value-type="float" office:value="0.138805" calcext:value-type="float">
            <text:p>0.1388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8" calcext:value-type="float">
            <text:p>0.00023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36" calcext:value-type="float">
            <text:p>0.011836</text:p>
          </table:table-cell>
          <table:table-cell/>
          <table:table-cell office:value-type="float" office:value="0.012206" calcext:value-type="float">
            <text:p>0.012206</text:p>
          </table:table-cell>
          <table:table-cell/>
          <table:table-cell office:value-type="float" office:value="0.132969" calcext:value-type="float">
            <text:p>0.132969</text:p>
          </table:table-cell>
          <table:table-cell/>
          <table:table-cell office:value-type="float" office:value="0.178829" calcext:value-type="float">
            <text:p>0.178829</text:p>
          </table:table-cell>
          <table:table-cell/>
          <table:table-cell office:value-type="float" office:value="0.135235" calcext:value-type="float">
            <text:p>0.135235</text:p>
          </table:table-cell>
          <table:table-cell/>
          <table:table-cell office:value-type="float" office:value="0.138443" calcext:value-type="float">
            <text:p>0.138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19" calcext:value-type="float">
            <text:p>0.001019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119" calcext:value-type="float">
            <text:p>0.001119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25" calcext:value-type="float">
            <text:p>0.011825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80314" calcext:value-type="float">
            <text:p>0.180314</text:p>
          </table:table-cell>
          <table:table-cell/>
          <table:table-cell office:value-type="float" office:value="0.135371" calcext:value-type="float">
            <text:p>0.135371</text:p>
          </table:table-cell>
          <table:table-cell/>
          <table:table-cell office:value-type="float" office:value="0.138444" calcext:value-type="float">
            <text:p>0.138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44" calcext:value-type="float">
            <text:p>0.011644</text:p>
          </table:table-cell>
          <table:table-cell/>
          <table:table-cell office:value-type="float" office:value="0.015934" calcext:value-type="float">
            <text:p>0.015934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27" calcext:value-type="float">
            <text:p>0.13327</text:p>
          </table:table-cell>
          <table:table-cell/>
          <table:table-cell office:value-type="float" office:value="0.178948" calcext:value-type="float">
            <text:p>0.178948</text:p>
          </table:table-cell>
          <table:table-cell/>
          <table:table-cell office:value-type="float" office:value="0.135243" calcext:value-type="float">
            <text:p>0.135243</text:p>
          </table:table-cell>
          <table:table-cell/>
          <table:table-cell office:value-type="float" office:value="0.138359" calcext:value-type="float">
            <text:p>0.138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811" calcext:value-type="float">
            <text:p>0.011811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58" calcext:value-type="float">
            <text:p>0.011858</text:p>
          </table:table-cell>
          <table:table-cell/>
          <table:table-cell office:value-type="float" office:value="0.012092" calcext:value-type="float">
            <text:p>0.012092</text:p>
          </table:table-cell>
          <table:table-cell/>
          <table:table-cell office:value-type="float" office:value="0.13289" calcext:value-type="float">
            <text:p>0.13289</text:p>
          </table:table-cell>
          <table:table-cell/>
          <table:table-cell office:value-type="float" office:value="0.179904" calcext:value-type="float">
            <text:p>0.179904</text:p>
          </table:table-cell>
          <table:table-cell/>
          <table:table-cell office:value-type="float" office:value="0.134912" calcext:value-type="float">
            <text:p>0.134912</text:p>
          </table:table-cell>
          <table:table-cell/>
          <table:table-cell office:value-type="float" office:value="0.139025" calcext:value-type="float">
            <text:p>0.139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5" calcext:value-type="float">
            <text:p>0.000195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4" calcext:value-type="float">
            <text:p>0.00147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51" calcext:value-type="float">
            <text:p>0.011651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2136" calcext:value-type="float">
            <text:p>0.012136</text:p>
          </table:table-cell>
          <table:table-cell/>
          <table:table-cell office:value-type="float" office:value="0.012184" calcext:value-type="float">
            <text:p>0.012184</text:p>
          </table:table-cell>
          <table:table-cell/>
          <table:table-cell office:value-type="float" office:value="0.132901" calcext:value-type="float">
            <text:p>0.132901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425" calcext:value-type="float">
            <text:p>0.1384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4" calcext:value-type="float">
            <text:p>0.000194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7" calcext:value-type="float">
            <text:p>0.00104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6017" calcext:value-type="float">
            <text:p>0.016017</text:p>
          </table:table-cell>
          <table:table-cell/>
          <table:table-cell office:value-type="float" office:value="0.011871" calcext:value-type="float">
            <text:p>0.011871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911" calcext:value-type="float">
            <text:p>0.132911</text:p>
          </table:table-cell>
          <table:table-cell/>
          <table:table-cell office:value-type="float" office:value="0.179137" calcext:value-type="float">
            <text:p>0.179137</text:p>
          </table:table-cell>
          <table:table-cell/>
          <table:table-cell office:value-type="float" office:value="0.134865" calcext:value-type="float">
            <text:p>0.134865</text:p>
          </table:table-cell>
          <table:table-cell/>
          <table:table-cell office:value-type="float" office:value="0.14366" calcext:value-type="float">
            <text:p>0.14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" calcext:value-type="float">
            <text:p>0.00103</text:p>
          </table:table-cell>
          <table:table-cell/>
          <table:table-cell office:value-type="float" office:value="0.001475" calcext:value-type="float">
            <text:p>0.00147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86" calcext:value-type="float">
            <text:p>0.001086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928" calcext:value-type="float">
            <text:p>0.01192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6257" calcext:value-type="float">
            <text:p>0.136257</text:p>
          </table:table-cell>
          <table:table-cell/>
          <table:table-cell office:value-type="float" office:value="0.178927" calcext:value-type="float">
            <text:p>0.178927</text:p>
          </table:table-cell>
          <table:table-cell/>
          <table:table-cell office:value-type="float" office:value="0.134936" calcext:value-type="float">
            <text:p>0.134936</text:p>
          </table:table-cell>
          <table:table-cell/>
          <table:table-cell office:value-type="float" office:value="0.138391" calcext:value-type="float">
            <text:p>0.138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43" calcext:value-type="float">
            <text:p>0.00024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154" calcext:value-type="float">
            <text:p>0.001154</text:p>
          </table:table-cell>
          <table:table-cell/>
          <table:table-cell office:value-type="float" office:value="0.001427" calcext:value-type="float">
            <text:p>0.00142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26" calcext:value-type="float">
            <text:p>0.011726</text:p>
          </table:table-cell>
          <table:table-cell/>
          <table:table-cell office:value-type="float" office:value="0.01603" calcext:value-type="float">
            <text:p>0.01603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09" calcext:value-type="float">
            <text:p>0.01209</text:p>
          </table:table-cell>
          <table:table-cell/>
          <table:table-cell office:value-type="float" office:value="0.133527" calcext:value-type="float">
            <text:p>0.133527</text:p>
          </table:table-cell>
          <table:table-cell/>
          <table:table-cell office:value-type="float" office:value="0.179727" calcext:value-type="float">
            <text:p>0.179727</text:p>
          </table:table-cell>
          <table:table-cell/>
          <table:table-cell office:value-type="float" office:value="0.135379" calcext:value-type="float">
            <text:p>0.135379</text:p>
          </table:table-cell>
          <table:table-cell/>
          <table:table-cell office:value-type="float" office:value="0.138323" calcext:value-type="float">
            <text:p>0.1383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12" calcext:value-type="float">
            <text:p>0.011612</text:p>
          </table:table-cell>
          <table:table-cell/>
          <table:table-cell office:value-type="float" office:value="0.015919" calcext:value-type="float">
            <text:p>0.015919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097" calcext:value-type="float">
            <text:p>0.012097</text:p>
          </table:table-cell>
          <table:table-cell/>
          <table:table-cell office:value-type="float" office:value="0.13323" calcext:value-type="float">
            <text:p>0.13323</text:p>
          </table:table-cell>
          <table:table-cell/>
          <table:table-cell office:value-type="float" office:value="0.180075" calcext:value-type="float">
            <text:p>0.180075</text:p>
          </table:table-cell>
          <table:table-cell/>
          <table:table-cell office:value-type="float" office:value="0.1348" calcext:value-type="float">
            <text:p>0.1348</text:p>
          </table:table-cell>
          <table:table-cell/>
          <table:table-cell office:value-type="float" office:value="0.13932" calcext:value-type="float">
            <text:p>0.139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31" calcext:value-type="float">
            <text:p>0.001031</text:p>
          </table:table-cell>
          <table:table-cell/>
          <table:table-cell office:value-type="float" office:value="0.00143" calcext:value-type="float">
            <text:p>0.0014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5" calcext:value-type="float">
            <text:p>0.001055</text:p>
          </table:table-cell>
          <table:table-cell/>
          <table:table-cell office:value-type="float" office:value="0.011629" calcext:value-type="float">
            <text:p>0.011629</text:p>
          </table:table-cell>
          <table:table-cell/>
          <table:table-cell office:value-type="float" office:value="0.01591" calcext:value-type="float">
            <text:p>0.01591</text:p>
          </table:table-cell>
          <table:table-cell/>
          <table:table-cell office:value-type="float" office:value="0.011932" calcext:value-type="float">
            <text:p>0.011932</text:p>
          </table:table-cell>
          <table:table-cell/>
          <table:table-cell office:value-type="float" office:value="0.012149" calcext:value-type="float">
            <text:p>0.012149</text:p>
          </table:table-cell>
          <table:table-cell/>
          <table:table-cell office:value-type="float" office:value="0.134097" calcext:value-type="float">
            <text:p>0.134097</text:p>
          </table:table-cell>
          <table:table-cell/>
          <table:table-cell office:value-type="float" office:value="0.183258" calcext:value-type="float">
            <text:p>0.183258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01" calcext:value-type="float">
            <text:p>0.138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77" calcext:value-type="float">
            <text:p>0.011777</text:p>
          </table:table-cell>
          <table:table-cell/>
          <table:table-cell office:value-type="float" office:value="0.016013" calcext:value-type="float">
            <text:p>0.016013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148" calcext:value-type="float">
            <text:p>0.012148</text:p>
          </table:table-cell>
          <table:table-cell/>
          <table:table-cell office:value-type="float" office:value="0.132982" calcext:value-type="float">
            <text:p>0.132982</text:p>
          </table:table-cell>
          <table:table-cell/>
          <table:table-cell office:value-type="float" office:value="0.178978" calcext:value-type="float">
            <text:p>0.178978</text:p>
          </table:table-cell>
          <table:table-cell/>
          <table:table-cell office:value-type="float" office:value="0.135282" calcext:value-type="float">
            <text:p>0.135282</text:p>
          </table:table-cell>
          <table:table-cell/>
          <table:table-cell office:value-type="float" office:value="0.138649" calcext:value-type="float">
            <text:p>0.1386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9" calcext:value-type="float">
            <text:p>0.011659</text:p>
          </table:table-cell>
          <table:table-cell/>
          <table:table-cell office:value-type="float" office:value="0.015983" calcext:value-type="float">
            <text:p>0.015983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204" calcext:value-type="float">
            <text:p>0.012204</text:p>
          </table:table-cell>
          <table:table-cell/>
          <table:table-cell office:value-type="float" office:value="0.133231" calcext:value-type="float">
            <text:p>0.133231</text:p>
          </table:table-cell>
          <table:table-cell/>
          <table:table-cell office:value-type="float" office:value="0.179883" calcext:value-type="float">
            <text:p>0.179883</text:p>
          </table:table-cell>
          <table:table-cell/>
          <table:table-cell office:value-type="float" office:value="0.135329" calcext:value-type="float">
            <text:p>0.135329</text:p>
          </table:table-cell>
          <table:table-cell/>
          <table:table-cell office:value-type="float" office:value="0.138712" calcext:value-type="float">
            <text:p>0.1387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837" calcext:value-type="float">
            <text:p>0.001837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18" calcext:value-type="float">
            <text:p>0.012118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795" calcext:value-type="float">
            <text:p>0.179795</text:p>
          </table:table-cell>
          <table:table-cell/>
          <table:table-cell office:value-type="float" office:value="0.13495" calcext:value-type="float">
            <text:p>0.13495</text:p>
          </table:table-cell>
          <table:table-cell/>
          <table:table-cell office:value-type="float" office:value="0.143235" calcext:value-type="float">
            <text:p>0.1432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3302" calcext:value-type="float">
            <text:p>0.133302</text:p>
          </table:table-cell>
          <table:table-cell/>
          <table:table-cell office:value-type="float" office:value="0.17953" calcext:value-type="float">
            <text:p>0.17953</text:p>
          </table:table-cell>
          <table:table-cell/>
          <table:table-cell office:value-type="float" office:value="0.135153" calcext:value-type="float">
            <text:p>0.135153</text:p>
          </table:table-cell>
          <table:table-cell/>
          <table:table-cell office:value-type="float" office:value="0.138272" calcext:value-type="float">
            <text:p>0.1382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" calcext:value-type="float">
            <text:p>0.0010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9" calcext:value-type="float">
            <text:p>0.011719</text:p>
          </table:table-cell>
          <table:table-cell/>
          <table:table-cell office:value-type="float" office:value="0.015922" calcext:value-type="float">
            <text:p>0.015922</text:p>
          </table:table-cell>
          <table:table-cell/>
          <table:table-cell office:value-type="float" office:value="0.011898" calcext:value-type="float">
            <text:p>0.011898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283" calcext:value-type="float">
            <text:p>0.133283</text:p>
          </table:table-cell>
          <table:table-cell/>
          <table:table-cell office:value-type="float" office:value="0.179129" calcext:value-type="float">
            <text:p>0.179129</text:p>
          </table:table-cell>
          <table:table-cell/>
          <table:table-cell office:value-type="float" office:value="0.14108" calcext:value-type="float">
            <text:p>0.14108</text:p>
          </table:table-cell>
          <table:table-cell/>
          <table:table-cell office:value-type="float" office:value="0.138628" calcext:value-type="float">
            <text:p>0.1386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78" calcext:value-type="float">
            <text:p>0.001478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92" calcext:value-type="float">
            <text:p>0.001092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55" calcext:value-type="float">
            <text:p>0.13355</text:p>
          </table:table-cell>
          <table:table-cell/>
          <table:table-cell office:value-type="float" office:value="0.178391" calcext:value-type="float">
            <text:p>0.178391</text:p>
          </table:table-cell>
          <table:table-cell/>
          <table:table-cell office:value-type="float" office:value="0.135683" calcext:value-type="float">
            <text:p>0.135683</text:p>
          </table:table-cell>
          <table:table-cell/>
          <table:table-cell office:value-type="float" office:value="0.138175" calcext:value-type="float">
            <text:p>0.1381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62" calcext:value-type="float">
            <text:p>0.011662</text:p>
          </table:table-cell>
          <table:table-cell/>
          <table:table-cell office:value-type="float" office:value="0.015904" calcext:value-type="float">
            <text:p>0.015904</text:p>
          </table:table-cell>
          <table:table-cell/>
          <table:table-cell office:value-type="float" office:value="0.012106" calcext:value-type="float">
            <text:p>0.012106</text:p>
          </table:table-cell>
          <table:table-cell/>
          <table:table-cell office:value-type="float" office:value="0.012226" calcext:value-type="float">
            <text:p>0.012226</text:p>
          </table:table-cell>
          <table:table-cell/>
          <table:table-cell office:value-type="float" office:value="0.133318" calcext:value-type="float">
            <text:p>0.133318</text:p>
          </table:table-cell>
          <table:table-cell/>
          <table:table-cell office:value-type="float" office:value="0.178658" calcext:value-type="float">
            <text:p>0.178658</text:p>
          </table:table-cell>
          <table:table-cell/>
          <table:table-cell office:value-type="float" office:value="0.135353" calcext:value-type="float">
            <text:p>0.135353</text:p>
          </table:table-cell>
          <table:table-cell/>
          <table:table-cell office:value-type="float" office:value="0.138526" calcext:value-type="float">
            <text:p>0.138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03" calcext:value-type="float">
            <text:p>0.011703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96" calcext:value-type="float">
            <text:p>0.011896</text:p>
          </table:table-cell>
          <table:table-cell/>
          <table:table-cell office:value-type="float" office:value="0.012134" calcext:value-type="float">
            <text:p>0.012134</text:p>
          </table:table-cell>
          <table:table-cell/>
          <table:table-cell office:value-type="float" office:value="0.133239" calcext:value-type="float">
            <text:p>0.133239</text:p>
          </table:table-cell>
          <table:table-cell/>
          <table:table-cell office:value-type="float" office:value="0.179241" calcext:value-type="float">
            <text:p>0.179241</text:p>
          </table:table-cell>
          <table:table-cell/>
          <table:table-cell office:value-type="float" office:value="0.135272" calcext:value-type="float">
            <text:p>0.135272</text:p>
          </table:table-cell>
          <table:table-cell/>
          <table:table-cell office:value-type="float" office:value="0.138885" calcext:value-type="float">
            <text:p>0.138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1" calcext:value-type="float">
            <text:p>0.00144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5" calcext:value-type="float">
            <text:p>0.01165</text:p>
          </table:table-cell>
          <table:table-cell/>
          <table:table-cell office:value-type="float" office:value="0.015982" calcext:value-type="float">
            <text:p>0.015982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252" calcext:value-type="float">
            <text:p>0.012252</text:p>
          </table:table-cell>
          <table:table-cell/>
          <table:table-cell office:value-type="float" office:value="0.133144" calcext:value-type="float">
            <text:p>0.133144</text:p>
          </table:table-cell>
          <table:table-cell/>
          <table:table-cell office:value-type="float" office:value="0.179487" calcext:value-type="float">
            <text:p>0.179487</text:p>
          </table:table-cell>
          <table:table-cell/>
          <table:table-cell office:value-type="float" office:value="0.13475" calcext:value-type="float">
            <text:p>0.13475</text:p>
          </table:table-cell>
          <table:table-cell/>
          <table:table-cell office:value-type="float" office:value="0.13837" calcext:value-type="float">
            <text:p>0.13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5" calcext:value-type="float">
            <text:p>0.000125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599" calcext:value-type="float">
            <text:p>0.01599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076" calcext:value-type="float">
            <text:p>0.180076</text:p>
          </table:table-cell>
          <table:table-cell/>
          <table:table-cell office:value-type="float" office:value="0.135072" calcext:value-type="float">
            <text:p>0.135072</text:p>
          </table:table-cell>
          <table:table-cell/>
          <table:table-cell office:value-type="float" office:value="0.140574" calcext:value-type="float">
            <text:p>0.1405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8" calcext:value-type="float">
            <text:p>0.001448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12" calcext:value-type="float">
            <text:p>0.015912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361" calcext:value-type="float">
            <text:p>0.012361</text:p>
          </table:table-cell>
          <table:table-cell/>
          <table:table-cell office:value-type="float" office:value="0.133062" calcext:value-type="float">
            <text:p>0.133062</text:p>
          </table:table-cell>
          <table:table-cell/>
          <table:table-cell office:value-type="float" office:value="0.180004" calcext:value-type="float">
            <text:p>0.180004</text:p>
          </table:table-cell>
          <table:table-cell/>
          <table:table-cell office:value-type="float" office:value="0.136326" calcext:value-type="float">
            <text:p>0.136326</text:p>
          </table:table-cell>
          <table:table-cell/>
          <table:table-cell office:value-type="float" office:value="0.13878" calcext:value-type="float">
            <text:p>0.138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56" calcext:value-type="float">
            <text:p>0.000256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881" calcext:value-type="float">
            <text:p>0.015881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3037" calcext:value-type="float">
            <text:p>0.133037</text:p>
          </table:table-cell>
          <table:table-cell/>
          <table:table-cell office:value-type="float" office:value="0.180035" calcext:value-type="float">
            <text:p>0.180035</text:p>
          </table:table-cell>
          <table:table-cell/>
          <table:table-cell office:value-type="float" office:value="0.13478" calcext:value-type="float">
            <text:p>0.13478</text:p>
          </table:table-cell>
          <table:table-cell/>
          <table:table-cell office:value-type="float" office:value="0.140527" calcext:value-type="float">
            <text:p>0.1405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13" calcext:value-type="float">
            <text:p>0.001013</text:p>
          </table:table-cell>
          <table:table-cell/>
          <table:table-cell office:value-type="float" office:value="0.001471" calcext:value-type="float">
            <text:p>0.00147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13" calcext:value-type="float">
            <text:p>0.011813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188" calcext:value-type="float">
            <text:p>0.133188</text:p>
          </table:table-cell>
          <table:table-cell/>
          <table:table-cell office:value-type="float" office:value="0.179628" calcext:value-type="float">
            <text:p>0.179628</text:p>
          </table:table-cell>
          <table:table-cell/>
          <table:table-cell office:value-type="float" office:value="0.135117" calcext:value-type="float">
            <text:p>0.135117</text:p>
          </table:table-cell>
          <table:table-cell/>
          <table:table-cell office:value-type="float" office:value="0.138277" calcext:value-type="float">
            <text:p>0.1382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153" calcext:value-type="float">
            <text:p>0.000153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591" calcext:value-type="float">
            <text:p>0.001591</text:p>
          </table:table-cell>
          <table:table-cell/>
          <table:table-cell office:value-type="float" office:value="0.001129" calcext:value-type="float">
            <text:p>0.00112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58" calcext:value-type="float">
            <text:p>0.011658</text:p>
          </table:table-cell>
          <table:table-cell/>
          <table:table-cell office:value-type="float" office:value="0.015859" calcext:value-type="float">
            <text:p>0.015859</text:p>
          </table:table-cell>
          <table:table-cell/>
          <table:table-cell office:value-type="float" office:value="0.01202" calcext:value-type="float">
            <text:p>0.01202</text:p>
          </table:table-cell>
          <table:table-cell/>
          <table:table-cell office:value-type="float" office:value="0.01211" calcext:value-type="float">
            <text:p>0.01211</text:p>
          </table:table-cell>
          <table:table-cell/>
          <table:table-cell office:value-type="float" office:value="0.133361" calcext:value-type="float">
            <text:p>0.133361</text:p>
          </table:table-cell>
          <table:table-cell/>
          <table:table-cell office:value-type="float" office:value="0.251851" calcext:value-type="float">
            <text:p>0.251851</text:p>
          </table:table-cell>
          <table:table-cell/>
          <table:table-cell office:value-type="float" office:value="0.135436" calcext:value-type="float">
            <text:p>0.135436</text:p>
          </table:table-cell>
          <table:table-cell/>
          <table:table-cell office:value-type="float" office:value="0.138664" calcext:value-type="float">
            <text:p>0.138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646" calcext:value-type="float">
            <text:p>0.011646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59" calcext:value-type="float">
            <text:p>0.012159</text:p>
          </table:table-cell>
          <table:table-cell/>
          <table:table-cell office:value-type="float" office:value="0.133679" calcext:value-type="float">
            <text:p>0.133679</text:p>
          </table:table-cell>
          <table:table-cell/>
          <table:table-cell office:value-type="float" office:value="0.196147" calcext:value-type="float">
            <text:p>0.196147</text:p>
          </table:table-cell>
          <table:table-cell/>
          <table:table-cell office:value-type="float" office:value="0.13506" calcext:value-type="float">
            <text:p>0.13506</text:p>
          </table:table-cell>
          <table:table-cell/>
          <table:table-cell office:value-type="float" office:value="0.13915" calcext:value-type="float">
            <text:p>0.139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21" calcext:value-type="float">
            <text:p>0.011721</text:p>
          </table:table-cell>
          <table:table-cell/>
          <table:table-cell office:value-type="float" office:value="0.016236" calcext:value-type="float">
            <text:p>0.016236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012" calcext:value-type="float">
            <text:p>0.133012</text:p>
          </table:table-cell>
          <table:table-cell/>
          <table:table-cell office:value-type="float" office:value="0.17873" calcext:value-type="float">
            <text:p>0.17873</text:p>
          </table:table-cell>
          <table:table-cell/>
          <table:table-cell office:value-type="float" office:value="0.134857" calcext:value-type="float">
            <text:p>0.134857</text:p>
          </table:table-cell>
          <table:table-cell/>
          <table:table-cell office:value-type="float" office:value="0.138668" calcext:value-type="float">
            <text:p>0.1386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13" calcext:value-type="float">
            <text:p>0.00011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533" calcext:value-type="float">
            <text:p>0.0015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785" calcext:value-type="float">
            <text:p>0.011785</text:p>
          </table:table-cell>
          <table:table-cell/>
          <table:table-cell office:value-type="float" office:value="0.016036" calcext:value-type="float">
            <text:p>0.01603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014" calcext:value-type="float">
            <text:p>0.133014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4747" calcext:value-type="float">
            <text:p>0.134747</text:p>
          </table:table-cell>
          <table:table-cell/>
          <table:table-cell office:value-type="float" office:value="0.138764" calcext:value-type="float">
            <text:p>0.1387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112" calcext:value-type="float">
            <text:p>0.001112</text:p>
          </table:table-cell>
          <table:table-cell/>
          <table:table-cell office:value-type="float" office:value="0.011655" calcext:value-type="float">
            <text:p>0.011655</text:p>
          </table:table-cell>
          <table:table-cell/>
          <table:table-cell office:value-type="float" office:value="0.015962" calcext:value-type="float">
            <text:p>0.015962</text:p>
          </table:table-cell>
          <table:table-cell/>
          <table:table-cell office:value-type="float" office:value="0.011921" calcext:value-type="float">
            <text:p>0.011921</text:p>
          </table:table-cell>
          <table:table-cell/>
          <table:table-cell office:value-type="float" office:value="0.012227" calcext:value-type="float">
            <text:p>0.012227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9035" calcext:value-type="float">
            <text:p>0.179035</text:p>
          </table:table-cell>
          <table:table-cell/>
          <table:table-cell office:value-type="float" office:value="0.135033" calcext:value-type="float">
            <text:p>0.135033</text:p>
          </table:table-cell>
          <table:table-cell/>
          <table:table-cell office:value-type="float" office:value="0.138457" calcext:value-type="float">
            <text:p>0.138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23" calcext:value-type="float">
            <text:p>0.011723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219" calcext:value-type="float">
            <text:p>0.012219</text:p>
          </table:table-cell>
          <table:table-cell/>
          <table:table-cell office:value-type="float" office:value="0.137204" calcext:value-type="float">
            <text:p>0.137204</text:p>
          </table:table-cell>
          <table:table-cell/>
          <table:table-cell office:value-type="float" office:value="0.17968" calcext:value-type="float">
            <text:p>0.17968</text:p>
          </table:table-cell>
          <table:table-cell/>
          <table:table-cell office:value-type="float" office:value="0.134884" calcext:value-type="float">
            <text:p>0.134884</text:p>
          </table:table-cell>
          <table:table-cell/>
          <table:table-cell office:value-type="float" office:value="0.139161" calcext:value-type="float">
            <text:p>0.139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8" calcext:value-type="float">
            <text:p>0.00017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1927" calcext:value-type="float">
            <text:p>0.011927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652" calcext:value-type="float">
            <text:p>0.179652</text:p>
          </table:table-cell>
          <table:table-cell/>
          <table:table-cell office:value-type="float" office:value="0.137108" calcext:value-type="float">
            <text:p>0.137108</text:p>
          </table:table-cell>
          <table:table-cell/>
          <table:table-cell office:value-type="float" office:value="0.138804" calcext:value-type="float">
            <text:p>0.1388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11693" calcext:value-type="float">
            <text:p>0.011693</text:p>
          </table:table-cell>
          <table:table-cell/>
          <table:table-cell office:value-type="float" office:value="0.016038" calcext:value-type="float">
            <text:p>0.016038</text:p>
          </table:table-cell>
          <table:table-cell/>
          <table:table-cell office:value-type="float" office:value="0.011974" calcext:value-type="float">
            <text:p>0.011974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3257" calcext:value-type="float">
            <text:p>0.133257</text:p>
          </table:table-cell>
          <table:table-cell/>
          <table:table-cell office:value-type="float" office:value="0.179377" calcext:value-type="float">
            <text:p>0.179377</text:p>
          </table:table-cell>
          <table:table-cell/>
          <table:table-cell office:value-type="float" office:value="0.134946" calcext:value-type="float">
            <text:p>0.134946</text:p>
          </table:table-cell>
          <table:table-cell/>
          <table:table-cell office:value-type="float" office:value="0.138375" calcext:value-type="float">
            <text:p>0.1383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4" calcext:value-type="float">
            <text:p>0.000184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35" calcext:value-type="float">
            <text:p>0.00013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2145" calcext:value-type="float">
            <text:p>0.012145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138" calcext:value-type="float">
            <text:p>0.012138</text:p>
          </table:table-cell>
          <table:table-cell/>
          <table:table-cell office:value-type="float" office:value="0.133015" calcext:value-type="float">
            <text:p>0.133015</text:p>
          </table:table-cell>
          <table:table-cell/>
          <table:table-cell office:value-type="float" office:value="0.178746" calcext:value-type="float">
            <text:p>0.178746</text:p>
          </table:table-cell>
          <table:table-cell/>
          <table:table-cell office:value-type="float" office:value="0.134661" calcext:value-type="float">
            <text:p>0.134661</text:p>
          </table:table-cell>
          <table:table-cell/>
          <table:table-cell office:value-type="float" office:value="0.138312" calcext:value-type="float">
            <text:p>0.138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83" calcext:value-type="float">
            <text:p>0.011783</text:p>
          </table:table-cell>
          <table:table-cell/>
          <table:table-cell office:value-type="float" office:value="0.016028" calcext:value-type="float">
            <text:p>0.016028</text:p>
          </table:table-cell>
          <table:table-cell/>
          <table:table-cell office:value-type="float" office:value="0.011817" calcext:value-type="float">
            <text:p>0.011817</text:p>
          </table:table-cell>
          <table:table-cell/>
          <table:table-cell office:value-type="float" office:value="0.012198" calcext:value-type="float">
            <text:p>0.012198</text:p>
          </table:table-cell>
          <table:table-cell/>
          <table:table-cell office:value-type="float" office:value="0.133152" calcext:value-type="float">
            <text:p>0.133152</text:p>
          </table:table-cell>
          <table:table-cell/>
          <table:table-cell office:value-type="float" office:value="0.17897" calcext:value-type="float">
            <text:p>0.17897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57" calcext:value-type="float">
            <text:p>0.1387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63" calcext:value-type="float">
            <text:p>0.00016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6111" calcext:value-type="float">
            <text:p>0.016111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68" calcext:value-type="float">
            <text:p>0.13368</text:p>
          </table:table-cell>
          <table:table-cell/>
          <table:table-cell office:value-type="float" office:value="0.178186" calcext:value-type="float">
            <text:p>0.178186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554" calcext:value-type="float">
            <text:p>0.1385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16" calcext:value-type="float">
            <text:p>0.001016</text:p>
          </table:table-cell>
          <table:table-cell/>
          <table:table-cell office:value-type="float" office:value="0.001484" calcext:value-type="float">
            <text:p>0.00148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52" calcext:value-type="float">
            <text:p>0.01195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5324" calcext:value-type="float">
            <text:p>0.135324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4839" calcext:value-type="float">
            <text:p>0.134839</text:p>
          </table:table-cell>
          <table:table-cell/>
          <table:table-cell office:value-type="float" office:value="0.138307" calcext:value-type="float">
            <text:p>0.138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9" calcext:value-type="float">
            <text:p>0.00015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12317" calcext:value-type="float">
            <text:p>0.012317</text:p>
          </table:table-cell>
          <table:table-cell/>
          <table:table-cell office:value-type="float" office:value="0.016002" calcext:value-type="float">
            <text:p>0.016002</text:p>
          </table:table-cell>
          <table:table-cell/>
          <table:table-cell office:value-type="float" office:value="0.011824" calcext:value-type="float">
            <text:p>0.011824</text:p>
          </table:table-cell>
          <table:table-cell/>
          <table:table-cell office:value-type="float" office:value="0.012133" calcext:value-type="float">
            <text:p>0.012133</text:p>
          </table:table-cell>
          <table:table-cell/>
          <table:table-cell office:value-type="float" office:value="0.133224" calcext:value-type="float">
            <text:p>0.133224</text:p>
          </table:table-cell>
          <table:table-cell/>
          <table:table-cell office:value-type="float" office:value="0.178365" calcext:value-type="float">
            <text:p>0.178365</text:p>
          </table:table-cell>
          <table:table-cell/>
          <table:table-cell office:value-type="float" office:value="0.135245" calcext:value-type="float">
            <text:p>0.135245</text:p>
          </table:table-cell>
          <table:table-cell/>
          <table:table-cell office:value-type="float" office:value="0.138276" calcext:value-type="float">
            <text:p>0.1382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216" calcext:value-type="float">
            <text:p>0.016216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128" calcext:value-type="float">
            <text:p>0.012128</text:p>
          </table:table-cell>
          <table:table-cell/>
          <table:table-cell office:value-type="float" office:value="0.133205" calcext:value-type="float">
            <text:p>0.133205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88" calcext:value-type="float">
            <text:p>0.135088</text:p>
          </table:table-cell>
          <table:table-cell/>
          <table:table-cell office:value-type="float" office:value="0.138537" calcext:value-type="float">
            <text:p>0.138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3" calcext:value-type="float">
            <text:p>0.00013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15" calcext:value-type="float">
            <text:p>0.016015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278" calcext:value-type="float">
            <text:p>0.133278</text:p>
          </table:table-cell>
          <table:table-cell/>
          <table:table-cell office:value-type="float" office:value="0.178516" calcext:value-type="float">
            <text:p>0.178516</text:p>
          </table:table-cell>
          <table:table-cell/>
          <table:table-cell office:value-type="float" office:value="0.135035" calcext:value-type="float">
            <text:p>0.135035</text:p>
          </table:table-cell>
          <table:table-cell/>
          <table:table-cell office:value-type="float" office:value="0.138594" calcext:value-type="float">
            <text:p>0.1385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8" calcext:value-type="float">
            <text:p>0.00104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9" calcext:value-type="float">
            <text:p>0.015949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3661" calcext:value-type="float">
            <text:p>0.133661</text:p>
          </table:table-cell>
          <table:table-cell/>
          <table:table-cell office:value-type="float" office:value="0.178618" calcext:value-type="float">
            <text:p>0.178618</text:p>
          </table:table-cell>
          <table:table-cell/>
          <table:table-cell office:value-type="float" office:value="0.135097" calcext:value-type="float">
            <text:p>0.135097</text:p>
          </table:table-cell>
          <table:table-cell/>
          <table:table-cell office:value-type="float" office:value="0.138899" calcext:value-type="float">
            <text:p>0.1388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22" calcext:value-type="float">
            <text:p>0.000122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56" calcext:value-type="float">
            <text:p>0.011756</text:p>
          </table:table-cell>
          <table:table-cell/>
          <table:table-cell office:value-type="float" office:value="0.016039" calcext:value-type="float">
            <text:p>0.016039</text:p>
          </table:table-cell>
          <table:table-cell/>
          <table:table-cell office:value-type="float" office:value="0.0118" calcext:value-type="float">
            <text:p>0.0118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51" calcext:value-type="float">
            <text:p>0.13351</text:p>
          </table:table-cell>
          <table:table-cell/>
          <table:table-cell office:value-type="float" office:value="0.17894" calcext:value-type="float">
            <text:p>0.17894</text:p>
          </table:table-cell>
          <table:table-cell/>
          <table:table-cell office:value-type="float" office:value="0.135397" calcext:value-type="float">
            <text:p>0.135397</text:p>
          </table:table-cell>
          <table:table-cell/>
          <table:table-cell office:value-type="float" office:value="0.141221" calcext:value-type="float">
            <text:p>0.1412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8" calcext:value-type="float">
            <text:p>0.001428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23" calcext:value-type="float">
            <text:p>0.016023</text:p>
          </table:table-cell>
          <table:table-cell/>
          <table:table-cell office:value-type="float" office:value="0.011908" calcext:value-type="float">
            <text:p>0.011908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4593" calcext:value-type="float">
            <text:p>0.134593</text:p>
          </table:table-cell>
          <table:table-cell/>
          <table:table-cell office:value-type="float" office:value="0.181139" calcext:value-type="float">
            <text:p>0.181139</text:p>
          </table:table-cell>
          <table:table-cell/>
          <table:table-cell office:value-type="float" office:value="0.135042" calcext:value-type="float">
            <text:p>0.135042</text:p>
          </table:table-cell>
          <table:table-cell/>
          <table:table-cell office:value-type="float" office:value="0.139049" calcext:value-type="float">
            <text:p>0.1390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4" calcext:value-type="float">
            <text:p>0.01164</text:p>
          </table:table-cell>
          <table:table-cell/>
          <table:table-cell office:value-type="float" office:value="0.016053" calcext:value-type="float">
            <text:p>0.016053</text:p>
          </table:table-cell>
          <table:table-cell/>
          <table:table-cell office:value-type="float" office:value="0.011923" calcext:value-type="float">
            <text:p>0.011923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145" calcext:value-type="float">
            <text:p>0.133145</text:p>
          </table:table-cell>
          <table:table-cell/>
          <table:table-cell office:value-type="float" office:value="0.178979" calcext:value-type="float">
            <text:p>0.178979</text:p>
          </table:table-cell>
          <table:table-cell/>
          <table:table-cell office:value-type="float" office:value="0.135071" calcext:value-type="float">
            <text:p>0.135071</text:p>
          </table:table-cell>
          <table:table-cell/>
          <table:table-cell office:value-type="float" office:value="0.152918" calcext:value-type="float">
            <text:p>0.1529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3" calcext:value-type="float">
            <text:p>0.00012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8" calcext:value-type="float">
            <text:p>0.01168</text:p>
          </table:table-cell>
          <table:table-cell/>
          <table:table-cell office:value-type="float" office:value="0.01618" calcext:value-type="float">
            <text:p>0.01618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163" calcext:value-type="float">
            <text:p>0.012163</text:p>
          </table:table-cell>
          <table:table-cell/>
          <table:table-cell office:value-type="float" office:value="0.133362" calcext:value-type="float">
            <text:p>0.133362</text:p>
          </table:table-cell>
          <table:table-cell/>
          <table:table-cell office:value-type="float" office:value="0.178405" calcext:value-type="float">
            <text:p>0.178405</text:p>
          </table:table-cell>
          <table:table-cell/>
          <table:table-cell office:value-type="float" office:value="0.13482" calcext:value-type="float">
            <text:p>0.13482</text:p>
          </table:table-cell>
          <table:table-cell/>
          <table:table-cell office:value-type="float" office:value="0.138287" calcext:value-type="float">
            <text:p>0.1382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5" calcext:value-type="float">
            <text:p>0.000145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524" calcext:value-type="float">
            <text:p>0.001524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708" calcext:value-type="float">
            <text:p>0.011708</text:p>
          </table:table-cell>
          <table:table-cell/>
          <table:table-cell office:value-type="float" office:value="0.015976" calcext:value-type="float">
            <text:p>0.01597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242" calcext:value-type="float">
            <text:p>0.012242</text:p>
          </table:table-cell>
          <table:table-cell/>
          <table:table-cell office:value-type="float" office:value="0.133002" calcext:value-type="float">
            <text:p>0.133002</text:p>
          </table:table-cell>
          <table:table-cell/>
          <table:table-cell office:value-type="float" office:value="0.178514" calcext:value-type="float">
            <text:p>0.178514</text:p>
          </table:table-cell>
          <table:table-cell/>
          <table:table-cell office:value-type="float" office:value="0.135603" calcext:value-type="float">
            <text:p>0.135603</text:p>
          </table:table-cell>
          <table:table-cell/>
          <table:table-cell office:value-type="float" office:value="0.138429" calcext:value-type="float">
            <text:p>0.138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6003" calcext:value-type="float">
            <text:p>0.016003</text:p>
          </table:table-cell>
          <table:table-cell/>
          <table:table-cell office:value-type="float" office:value="0.012054" calcext:value-type="float">
            <text:p>0.012054</text:p>
          </table:table-cell>
          <table:table-cell/>
          <table:table-cell office:value-type="float" office:value="0.012187" calcext:value-type="float">
            <text:p>0.012187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78548" calcext:value-type="float">
            <text:p>0.178548</text:p>
          </table:table-cell>
          <table:table-cell/>
          <table:table-cell office:value-type="float" office:value="0.136117" calcext:value-type="float">
            <text:p>0.136117</text:p>
          </table:table-cell>
          <table:table-cell/>
          <table:table-cell office:value-type="float" office:value="0.138282" calcext:value-type="float">
            <text:p>0.1382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2" calcext:value-type="float">
            <text:p>0.000202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09" calcext:value-type="float">
            <text:p>0.001409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598" calcext:value-type="float">
            <text:p>0.01598</text:p>
          </table:table-cell>
          <table:table-cell/>
          <table:table-cell office:value-type="float" office:value="0.012004" calcext:value-type="float">
            <text:p>0.012004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3085" calcext:value-type="float">
            <text:p>0.133085</text:p>
          </table:table-cell>
          <table:table-cell/>
          <table:table-cell office:value-type="float" office:value="0.178306" calcext:value-type="float">
            <text:p>0.178306</text:p>
          </table:table-cell>
          <table:table-cell/>
          <table:table-cell office:value-type="float" office:value="0.134807" calcext:value-type="float">
            <text:p>0.134807</text:p>
          </table:table-cell>
          <table:table-cell/>
          <table:table-cell office:value-type="float" office:value="0.138752" calcext:value-type="float">
            <text:p>0.138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3" calcext:value-type="float">
            <text:p>0.000183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5" calcext:value-type="float">
            <text:p>0.000205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8" calcext:value-type="float">
            <text:p>0.011718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95" calcext:value-type="float">
            <text:p>0.011895</text:p>
          </table:table-cell>
          <table:table-cell/>
          <table:table-cell office:value-type="float" office:value="0.012203" calcext:value-type="float">
            <text:p>0.012203</text:p>
          </table:table-cell>
          <table:table-cell/>
          <table:table-cell office:value-type="float" office:value="0.134399" calcext:value-type="float">
            <text:p>0.134399</text:p>
          </table:table-cell>
          <table:table-cell/>
          <table:table-cell office:value-type="float" office:value="0.178267" calcext:value-type="float">
            <text:p>0.178267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8546" calcext:value-type="float">
            <text:p>0.138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152" calcext:value-type="float">
            <text:p>0.000152</text:p>
          </table:table-cell>
          <table:table-cell/>
          <table:table-cell office:value-type="float" office:value="0.001209" calcext:value-type="float">
            <text:p>0.001209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5939" calcext:value-type="float">
            <text:p>0.015939</text:p>
          </table:table-cell>
          <table:table-cell/>
          <table:table-cell office:value-type="float" office:value="0.011832" calcext:value-type="float">
            <text:p>0.011832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161" calcext:value-type="float">
            <text:p>0.133161</text:p>
          </table:table-cell>
          <table:table-cell/>
          <table:table-cell office:value-type="float" office:value="0.178355" calcext:value-type="float">
            <text:p>0.178355</text:p>
          </table:table-cell>
          <table:table-cell/>
          <table:table-cell office:value-type="float" office:value="0.135227" calcext:value-type="float">
            <text:p>0.135227</text:p>
          </table:table-cell>
          <table:table-cell/>
          <table:table-cell office:value-type="float" office:value="0.138486" calcext:value-type="float">
            <text:p>0.13848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MEAN</text:p>
          </table:table-cell>
          <table:table-cell table:style-name="ce2" table:formula="of:=AVERAGE([.B3:.B102])" office:value-type="float" office:value="0.00000251" calcext:value-type="float">
            <text:p>2.51E-06</text:p>
          </table:table-cell>
          <table:table-cell/>
          <table:table-cell table:style-name="ce2" table:formula="of:=AVERAGE([.D3:.D102])" office:value-type="float" office:value="0.00000281" calcext:value-type="float">
            <text:p>2.81E-06</text:p>
          </table:table-cell>
          <table:table-cell/>
          <table:table-cell table:style-name="ce2" table:formula="of:=AVERAGE([.F3:.F102])" office:value-type="float" office:value="0.00000246" calcext:value-type="float">
            <text:p>2.46E-06</text:p>
          </table:table-cell>
          <table:table-cell/>
          <table:table-cell table:style-name="ce2" table:formula="of:=AVERAGE([.H3:.H102])" office:value-type="float" office:value="0.00000252" calcext:value-type="float">
            <text:p>2.52E-06</text:p>
          </table:table-cell>
          <table:table-cell/>
          <table:table-cell table:style-name="ce1" table:formula="of:=AVERAGE([.J3:.J102])" office:value-type="float" office:value="0.00021326" calcext:value-type="float">
            <text:p>2.13E-04</text:p>
          </table:table-cell>
          <table:table-cell/>
          <table:table-cell table:formula="of:=AVERAGE([.L3:.L102])" office:value-type="float" office:value="0.00024379" calcext:value-type="float">
            <text:p>0.00024379</text:p>
          </table:table-cell>
          <table:table-cell/>
          <table:table-cell table:formula="of:=AVERAGE([.N3:.N102])" office:value-type="float" office:value="0.00015545" calcext:value-type="float">
            <text:p>0.00015545</text:p>
          </table:table-cell>
          <table:table-cell/>
          <table:table-cell table:formula="of:=AVERAGE([.P3:.P102])" office:value-type="float" office:value="0.0001342" calcext:value-type="float">
            <text:p>0.0001342</text:p>
          </table:table-cell>
          <table:table-cell/>
          <table:table-cell table:formula="of:=AVERAGE([.R3:.R102])" office:value-type="float" office:value="0.00109205" calcext:value-type="float">
            <text:p>0.00109205</text:p>
          </table:table-cell>
          <table:table-cell/>
          <table:table-cell table:formula="of:=AVERAGE([.T3:.T102])" office:value-type="float" office:value="0.00144197" calcext:value-type="float">
            <text:p>0.00144197</text:p>
          </table:table-cell>
          <table:table-cell/>
          <table:table-cell table:formula="of:=AVERAGE([.V3:.V102])" office:value-type="float" office:value="0.00106632" calcext:value-type="float">
            <text:p>0.00106632</text:p>
          </table:table-cell>
          <table:table-cell/>
          <table:table-cell table:formula="of:=AVERAGE([.X3:.X102])" office:value-type="float" office:value="0.00107002" calcext:value-type="float">
            <text:p>0.00107002</text:p>
          </table:table-cell>
          <table:table-cell/>
          <table:table-cell table:formula="of:=AVERAGE([.X3:.Z102])" office:value-type="float" office:value="0.006574675" calcext:value-type="float">
            <text:p>0.006574675</text:p>
          </table:table-cell>
          <table:table-cell/>
          <table:table-cell table:style-name="ce3" table:formula="of:=AVERAGE([.AB3:.AB102])" office:value-type="float" office:value="0.01603183" calcext:value-type="float">
            <text:p>0.01603183</text:p>
          </table:table-cell>
          <table:table-cell/>
          <table:table-cell table:style-name="ce3" table:formula="of:=AVERAGE([.AD3:.AD102])" office:value-type="float" office:value="0.01206915" calcext:value-type="float">
            <text:p>0.01206915</text:p>
          </table:table-cell>
          <table:table-cell/>
          <table:table-cell table:style-name="ce3" table:formula="of:=AVERAGE([.AF3:.AF102])" office:value-type="float" office:value="0.01218275" calcext:value-type="float">
            <text:p>0.01218275</text:p>
          </table:table-cell>
          <table:table-cell/>
          <table:table-cell table:style-name="ce3" table:formula="of:=AVERAGE([.AH3:.AH102])" office:value-type="float" office:value="0.13458141" calcext:value-type="float">
            <text:p>0.13458141</text:p>
          </table:table-cell>
          <table:table-cell/>
          <table:table-cell table:style-name="ce3" table:formula="of:=AVERAGE([.AJ3:.AJ102])" office:value-type="float" office:value="0.18081474" calcext:value-type="float">
            <text:p>0.18081474</text:p>
          </table:table-cell>
          <table:table-cell/>
          <table:table-cell table:style-name="ce3" table:formula="of:=AVERAGE([.AL3:.AL102])" office:value-type="float" office:value="0.13527889" calcext:value-type="float">
            <text:p>0.13527889</text:p>
          </table:table-cell>
          <table:table-cell/>
          <table:table-cell table:formula="of:=AVERAGE([.AN3:.AN102])" office:value-type="float" office:value="0.13910657" calcext:value-type="float">
            <text:p>0.139106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0643459714388091" calcext:value-type="float">
            <text:p>6.43459714388091E-07</text:p>
          </table:table-cell>
          <table:table-cell/>
          <table:table-cell table:style-name="Default" table:formula="of:=STDEV([.D3:.D102])" office:value-type="float" office:value="0.000000442559132612339" calcext:value-type="float">
            <text:p>4.42559132612339E-07</text:p>
          </table:table-cell>
          <table:table-cell/>
          <table:table-cell table:style-name="ce3" table:formula="of:=STDEV([.F3:.F102])" office:value-type="float" office:value="0.000000558135423992378" calcext:value-type="float">
            <text:p>5.58135423992378E-07</text:p>
          </table:table-cell>
          <table:table-cell/>
          <table:table-cell table:style-name="ce3" table:formula="of:=STDEV([.H3:.H102])" office:value-type="float" office:value="0.000000559220236335626" calcext:value-type="float">
            <text:p>5.59220236335626E-07</text:p>
          </table:table-cell>
          <table:table-cell table:style-name="ce3"/>
          <table:table-cell table:style-name="ce3" table:formula="of:=STDEV([.J3:.J102])" office:value-type="float" office:value="0.000037789052981684" calcext:value-type="float">
            <text:p>3.7789052981684E-05</text:p>
          </table:table-cell>
          <table:table-cell table:style-name="ce3"/>
          <table:table-cell table:style-name="ce3" table:formula="of:=STDEV([.L3:.L102])" office:value-type="float" office:value="0.0000196511469323695" calcext:value-type="float">
            <text:p>1.96511469323695E-05</text:p>
          </table:table-cell>
          <table:table-cell table:style-name="ce3"/>
          <table:table-cell table:style-name="ce3" table:formula="of:=STDEV([.N3:.N102])" office:value-type="float" office:value="0.0000149358053960368" calcext:value-type="float">
            <text:p>1.49358053960368E-05</text:p>
          </table:table-cell>
          <table:table-cell table:style-name="ce3"/>
          <table:table-cell table:style-name="ce3" table:formula="of:=STDEV([.P3:.P102])" office:value-type="float" office:value="0.0000140108183309552" calcext:value-type="float">
            <text:p>1.40108183309552E-05</text:p>
          </table:table-cell>
          <table:table-cell table:style-name="ce3"/>
          <table:table-cell table:style-name="ce3" table:formula="of:=STDEV([.R3:.R102])" office:value-type="float" office:value="0.000119382618483427" calcext:value-type="float">
            <text:p>0.000119382618483</text:p>
          </table:table-cell>
          <table:table-cell table:style-name="ce3"/>
          <table:table-cell table:style-name="ce3" table:formula="of:=STDEV([.T3:.T102])" office:value-type="float" office:value="0.0000565971864596776" calcext:value-type="float">
            <text:p>5.65971864596776E-05</text:p>
          </table:table-cell>
          <table:table-cell table:style-name="ce3"/>
          <table:table-cell table:style-name="ce3" table:formula="of:=STDEV([.V3:.V102])" office:value-type="float" office:value="0.0000797660569314031" calcext:value-type="float">
            <text:p>7.97660569314031E-05</text:p>
          </table:table-cell>
          <table:table-cell table:style-name="ce3"/>
          <table:table-cell table:style-name="ce3" table:formula="of:=STDEV([.X3:.X102])" office:value-type="float" office:value="0.0000382183995034599" calcext:value-type="float">
            <text:p>3.82183995034599E-05</text:p>
          </table:table-cell>
          <table:table-cell table:style-name="ce3"/>
          <table:table-cell table:style-name="ce3" table:formula="of:=STDEV([.Z3:.Z102])" office:value-type="float" office:value="0.00162216714414248" calcext:value-type="float">
            <text:p>0.001622167144142</text:p>
          </table:table-cell>
          <table:table-cell table:style-name="ce3"/>
          <table:table-cell table:style-name="ce3" table:formula="of:=STDEV([.AB3:.AB102])" office:value-type="float" office:value="0.000127653734213245" calcext:value-type="float">
            <text:p>0.000127653734213</text:p>
          </table:table-cell>
          <table:table-cell table:style-name="ce3"/>
          <table:table-cell table:style-name="ce3" table:formula="of:=STDEV([.AD3:.AD102])" office:value-type="float" office:value="0.000768123929592173" calcext:value-type="float">
            <text:p>0.000768123929592</text:p>
          </table:table-cell>
          <table:table-cell table:style-name="ce3"/>
          <table:table-cell table:style-name="ce3" table:formula="of:=STDEV([.AF3:.AF102])" office:value-type="float" office:value="0.0000907488904125614" calcext:value-type="float">
            <text:p>9.07488904125614E-05</text:p>
          </table:table-cell>
          <table:table-cell table:style-name="ce3"/>
          <table:table-cell table:style-name="ce3" table:formula="of:=STDEV([.AH3:.AH102])" office:value-type="float" office:value="0.00775052229076834" calcext:value-type="float">
            <text:p>0.007750522290768</text:p>
          </table:table-cell>
          <table:table-cell table:style-name="ce3"/>
          <table:table-cell table:style-name="ce3" table:formula="of:=STDEV([.AJ3:.AJ102])" office:value-type="float" office:value="0.00963593654940932" calcext:value-type="float">
            <text:p>0.009635936549409</text:p>
          </table:table-cell>
          <table:table-cell table:style-name="ce3"/>
          <table:table-cell table:style-name="ce3" table:formula="of:=STDEV([.AL3:.AL102])" office:value-type="float" office:value="0.000769920157148675" calcext:value-type="float">
            <text:p>0.000769920157149</text:p>
          </table:table-cell>
          <table:table-cell table:style-name="ce3"/>
          <table:table-cell table:style-name="ce3" table:formula="of:=STDEV([.AN3:.AN102])" office:value-type="float" office:value="0.00169728499333078" calcext:value-type="float">
            <text:p>0.00169728499333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P-valu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</table:table>
      <table:table table:name="Sheet2" table:style-name="ta1">
        <table:table-column table:style-name="co9" table:default-cell-style-name="Default"/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selectionsort 10 case 1</text:p>
          </table:table-cell>
          <table:table-cell table:style-name="Default" office:value-type="string" calcext:value-type="string">
            <text:p>#&gt;selectionsort 10 case 2</text:p>
          </table:table-cell>
          <table:table-cell table:style-name="Default" office:value-type="string" calcext:value-type="string">
            <text:p>#&gt;selectionsort 10 case 3</text:p>
          </table:table-cell>
          <table:table-cell table:style-name="Default" office:value-type="string" calcext:value-type="string">
            <text:p>#&gt;selectionsort 10 case 4</text:p>
          </table:table-cell>
          <table:table-cell office:value-type="string" calcext:value-type="string">
            <text:p>#&gt;selectionsort 1000 case 1</text:p>
          </table:table-cell>
          <table:table-cell office:value-type="string" calcext:value-type="string">
            <text:p>#&gt;selectionsort 1000 case 2</text:p>
          </table:table-cell>
          <table:table-cell office:value-type="string" calcext:value-type="string">
            <text:p>#&gt;selectionsort 1000 case 3</text:p>
          </table:table-cell>
          <table:table-cell office:value-type="string" calcext:value-type="string">
            <text:p>#&gt;selectionsort 1000 case 4</text:p>
          </table:table-cell>
          <table:table-cell office:value-type="string" calcext:value-type="string">
            <text:p>#&gt;selectionsort 10000 case 1</text:p>
          </table:table-cell>
          <table:table-cell office:value-type="string" calcext:value-type="string">
            <text:p>#&gt;selectionsort 10000 case 2</text:p>
          </table:table-cell>
          <table:table-cell office:value-type="string" calcext:value-type="string">
            <text:p>#&gt;selectionsort 10000 case 3</text:p>
          </table:table-cell>
          <table:table-cell office:value-type="string" calcext:value-type="string">
            <text:p>#&gt;selectionsort 10000 case 4</text:p>
          </table:table-cell>
          <table:table-cell office:value-type="string" calcext:value-type="string">
            <text:p>#&gt;selectionsort 100000 case 1</text:p>
          </table:table-cell>
          <table:table-cell office:value-type="string" calcext:value-type="string">
            <text:p>#&gt;selectionsort 100000 case 2</text:p>
          </table:table-cell>
          <table:table-cell office:value-type="string" calcext:value-type="string">
            <text:p>#&gt;selectionsort 100000 case 3</text:p>
          </table:table-cell>
          <table:table-cell table:number-columns-repeated="2" office:value-type="string" calcext:value-type="string">
            <text:p>#&gt;selectionsort 100000 case 4</text:p>
          </table:table-cell>
          <table:table-cell office:value-type="string" calcext:value-type="string">
            <text:p>#&gt;selectionsort 1000000 case 1</text:p>
          </table:table-cell>
          <table:table-cell office:value-type="string" calcext:value-type="string">
            <text:p>#&gt;selectionsort 1000000 case 2</text:p>
          </table:table-cell>
          <table:table-cell office:value-type="string" calcext:value-type="string">
            <text:p>#&gt;selectionsort 1000000 case 3</text:p>
          </table:table-cell>
          <table:table-cell office:value-type="string" calcext:value-type="string">
            <text:p>#&gt;selectionsort 1000000 case 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911" calcext:value-type="float">
            <text:p>0.099911</text:p>
          </table:table-cell>
          <table:table-cell office:value-type="float" office:value="0.099648" calcext:value-type="float">
            <text:p>0.099648</text:p>
          </table:table-cell>
          <table:table-cell office:value-type="float" office:value="0.101301" calcext:value-type="float">
            <text:p>0.101301</text:p>
          </table:table-cell>
          <table:table-cell office:value-type="float" office:value="0.099521" calcext:value-type="float">
            <text:p>0.099521</text:p>
          </table:table-cell>
          <table:table-cell office:value-type="float" office:value="10.2458" calcext:value-type="float">
            <text:p>10.2458</text:p>
          </table:table-cell>
          <table:table-cell office:value-type="float" office:value="9.93387" calcext:value-type="float">
            <text:p>9.93387</text:p>
          </table:table-cell>
          <table:table-cell office:value-type="float" office:value="10.0118" calcext:value-type="float">
            <text:p>10.0118</text:p>
          </table:table-cell>
          <table:table-cell table:number-columns-repeated="2" office:value-type="float" office:value="9.92971" calcext:value-type="float">
            <text:p>9.929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682" calcext:value-type="float">
            <text:p>0.099682</text:p>
          </table:table-cell>
          <table:table-cell office:value-type="float" office:value="0.099381" calcext:value-type="float">
            <text:p>0.099381</text:p>
          </table:table-cell>
          <table:table-cell office:value-type="float" office:value="0.100936" calcext:value-type="float">
            <text:p>0.100936</text:p>
          </table:table-cell>
          <table:table-cell office:value-type="float" office:value="0.099351" calcext:value-type="float">
            <text:p>0.09935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03" calcext:value-type="float">
            <text:p>9.92403</text:p>
          </table:table-cell>
          <table:table-cell office:value-type="float" office:value="10.0063" calcext:value-type="float">
            <text:p>10.0063</text:p>
          </table:table-cell>
          <table:table-cell table:number-columns-repeated="2" office:value-type="float" office:value="9.94637" calcext:value-type="float">
            <text:p>9.9463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361" calcext:value-type="float">
            <text:p>0.099361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099147" calcext:value-type="float">
            <text:p>0.099147</text:p>
          </table:table-cell>
          <table:table-cell office:value-type="float" office:value="10.244" calcext:value-type="float">
            <text:p>10.244</text:p>
          </table:table-cell>
          <table:table-cell office:value-type="float" office:value="9.9258" calcext:value-type="float">
            <text:p>9.9258</text:p>
          </table:table-cell>
          <table:table-cell office:value-type="float" office:value="9.98534" calcext:value-type="float">
            <text:p>9.98534</text:p>
          </table:table-cell>
          <table:table-cell table:number-columns-repeated="2" office:value-type="float" office:value="9.93707" calcext:value-type="float">
            <text:p>9.9370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99258" calcext:value-type="float">
            <text:p>0.099258</text:p>
          </table:table-cell>
          <table:table-cell office:value-type="float" office:value="0.099187" calcext:value-type="float">
            <text:p>0.099187</text:p>
          </table:table-cell>
          <table:table-cell office:value-type="float" office:value="0.100762" calcext:value-type="float">
            <text:p>0.100762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693" calcext:value-type="float">
            <text:p>9.92693</text:p>
          </table:table-cell>
          <table:table-cell office:value-type="float" office:value="9.98455" calcext:value-type="float">
            <text:p>9.98455</text:p>
          </table:table-cell>
          <table:table-cell table:number-columns-repeated="2" office:value-type="float" office:value="9.93973" calcext:value-type="float">
            <text:p>9.9397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59" calcext:value-type="float">
            <text:p>0.099259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09" calcext:value-type="float">
            <text:p>0.099209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1" calcext:value-type="float">
            <text:p>9.9251</text:p>
          </table:table-cell>
          <table:table-cell office:value-type="float" office:value="9.98905" calcext:value-type="float">
            <text:p>9.98905</text:p>
          </table:table-cell>
          <table:table-cell table:number-columns-repeated="2" office:value-type="float" office:value="9.93294" calcext:value-type="float">
            <text:p>9.932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34" calcext:value-type="float">
            <text:p>0.099234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856" calcext:value-type="float">
            <text:p>0.100856</text:p>
          </table:table-cell>
          <table:table-cell office:value-type="float" office:value="0.09922" calcext:value-type="float">
            <text:p>0.09922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39" calcext:value-type="float">
            <text:p>9.92539</text:p>
          </table:table-cell>
          <table:table-cell office:value-type="float" office:value="10.0058" calcext:value-type="float">
            <text:p>10.0058</text:p>
          </table:table-cell>
          <table:table-cell table:number-columns-repeated="2" office:value-type="float" office:value="9.94665" calcext:value-type="float">
            <text:p>9.946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9941" calcext:value-type="float">
            <text:p>0.09941</text:p>
          </table:table-cell>
          <table:table-cell office:value-type="float" office:value="0.10083" calcext:value-type="float">
            <text:p>0.10083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10.2431" calcext:value-type="float">
            <text:p>10.2431</text:p>
          </table:table-cell>
          <table:table-cell office:value-type="float" office:value="9.92713" calcext:value-type="float">
            <text:p>9.92713</text:p>
          </table:table-cell>
          <table:table-cell office:value-type="float" office:value="9.99665" calcext:value-type="float">
            <text:p>9.99665</text:p>
          </table:table-cell>
          <table:table-cell table:number-columns-repeated="2" office:value-type="float" office:value="9.93389" calcext:value-type="float">
            <text:p>9.9338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99227" calcext:value-type="float">
            <text:p>0.099227</text:p>
          </table:table-cell>
          <table:table-cell office:value-type="float" office:value="0.099238" calcext:value-type="float">
            <text:p>0.099238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91" calcext:value-type="float">
            <text:p>0.0991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819" calcext:value-type="float">
            <text:p>9.92819</text:p>
          </table:table-cell>
          <table:table-cell office:value-type="float" office:value="10.0044" calcext:value-type="float">
            <text:p>10.0044</text:p>
          </table:table-cell>
          <table:table-cell table:number-columns-repeated="2" office:value-type="float" office:value="9.93418" calcext:value-type="float">
            <text:p>9.934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15" calcext:value-type="float">
            <text:p>1.5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099228" calcext:value-type="float">
            <text:p>0.099228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31" calcext:value-type="float">
            <text:p>0.099131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316" calcext:value-type="float">
            <text:p>9.9316</text:p>
          </table:table-cell>
          <table:table-cell office:value-type="float" office:value="10.007" calcext:value-type="float">
            <text:p>10.007</text:p>
          </table:table-cell>
          <table:table-cell table:number-columns-repeated="2" office:value-type="float" office:value="9.93155" calcext:value-type="float">
            <text:p>9.9315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283" calcext:value-type="float">
            <text:p>0.099283</text:p>
          </table:table-cell>
          <table:table-cell office:value-type="float" office:value="0.100845" calcext:value-type="float">
            <text:p>0.100845</text:p>
          </table:table-cell>
          <table:table-cell office:value-type="float" office:value="0.099254" calcext:value-type="float">
            <text:p>0.099254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2832" calcext:value-type="float">
            <text:p>9.92832</text:p>
          </table:table-cell>
          <table:table-cell office:value-type="float" office:value="10.0093" calcext:value-type="float">
            <text:p>10.0093</text:p>
          </table:table-cell>
          <table:table-cell table:number-columns-repeated="2" office:value-type="float" office:value="9.95096" calcext:value-type="float">
            <text:p>9.9509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0.100832" calcext:value-type="float">
            <text:p>0.100832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662" calcext:value-type="float">
            <text:p>9.92662</text:p>
          </table:table-cell>
          <table:table-cell office:value-type="float" office:value="10.0168" calcext:value-type="float">
            <text:p>10.0168</text:p>
          </table:table-cell>
          <table:table-cell table:number-columns-repeated="2" office:value-type="float" office:value="9.93623" calcext:value-type="float">
            <text:p>9.936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102506" calcext:value-type="float">
            <text:p>0.102506</text:p>
          </table:table-cell>
          <table:table-cell office:value-type="float" office:value="0.102245" calcext:value-type="float">
            <text:p>0.102245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08" calcext:value-type="float">
            <text:p>9.9208</text:p>
          </table:table-cell>
          <table:table-cell office:value-type="float" office:value="10.0003" calcext:value-type="float">
            <text:p>10.0003</text:p>
          </table:table-cell>
          <table:table-cell table:number-columns-repeated="2" office:value-type="float" office:value="9.9416" calcext:value-type="float">
            <text:p>9.94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4" calcext:value-type="float">
            <text:p>1.40E-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92" calcext:value-type="float">
            <text:p>0.099292</text:p>
          </table:table-cell>
          <table:table-cell office:value-type="float" office:value="0.099345" calcext:value-type="float">
            <text:p>0.099345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099214" calcext:value-type="float">
            <text:p>0.099214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663" calcext:value-type="float">
            <text:p>9.92663</text:p>
          </table:table-cell>
          <table:table-cell office:value-type="float" office:value="10.0007" calcext:value-type="float">
            <text:p>10.0007</text:p>
          </table:table-cell>
          <table:table-cell table:number-columns-repeated="2" office:value-type="float" office:value="9.93864" calcext:value-type="float">
            <text:p>9.9386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4" calcext:value-type="float">
            <text:p>0.09924</text:p>
          </table:table-cell>
          <table:table-cell office:value-type="float" office:value="0.09919" calcext:value-type="float">
            <text:p>0.09919</text:p>
          </table:table-cell>
          <table:table-cell office:value-type="float" office:value="0.100791" calcext:value-type="float">
            <text:p>0.100791</text:p>
          </table:table-cell>
          <table:table-cell office:value-type="float" office:value="0.099094" calcext:value-type="float">
            <text:p>0.099094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643" calcext:value-type="float">
            <text:p>9.92643</text:p>
          </table:table-cell>
          <table:table-cell office:value-type="float" office:value="9.99901" calcext:value-type="float">
            <text:p>9.99901</text:p>
          </table:table-cell>
          <table:table-cell table:number-columns-repeated="2" office:value-type="float" office:value="9.92716" calcext:value-type="float">
            <text:p>9.927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87" calcext:value-type="float">
            <text:p>0.099287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167" calcext:value-type="float">
            <text:p>0.099167</text:p>
          </table:table-cell>
          <table:table-cell office:value-type="float" office:value="10.2439" calcext:value-type="float">
            <text:p>10.2439</text:p>
          </table:table-cell>
          <table:table-cell office:value-type="float" office:value="9.92954" calcext:value-type="float">
            <text:p>9.92954</text:p>
          </table:table-cell>
          <table:table-cell office:value-type="float" office:value="9.9869" calcext:value-type="float">
            <text:p>9.9869</text:p>
          </table:table-cell>
          <table:table-cell table:number-columns-repeated="2" office:value-type="float" office:value="9.93256" calcext:value-type="float">
            <text:p>9.9325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5" calcext:value-type="float">
            <text:p>0.099265</text:p>
          </table:table-cell>
          <table:table-cell office:value-type="float" office:value="0.099323" calcext:value-type="float">
            <text:p>0.099323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099164" calcext:value-type="float">
            <text:p>0.09916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99" calcext:value-type="float">
            <text:p>9.92599</text:p>
          </table:table-cell>
          <table:table-cell office:value-type="float" office:value="10.0033" calcext:value-type="float">
            <text:p>10.0033</text:p>
          </table:table-cell>
          <table:table-cell table:number-columns-repeated="2" office:value-type="float" office:value="9.9353" calcext:value-type="float">
            <text:p>9.935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478" calcext:value-type="float">
            <text:p>0.099478</text:p>
          </table:table-cell>
          <table:table-cell office:value-type="float" office:value="0.099541" calcext:value-type="float">
            <text:p>0.099541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099481" calcext:value-type="float">
            <text:p>0.099481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13" calcext:value-type="float">
            <text:p>9.92513</text:p>
          </table:table-cell>
          <table:table-cell office:value-type="float" office:value="10.0142" calcext:value-type="float">
            <text:p>10.0142</text:p>
          </table:table-cell>
          <table:table-cell table:number-columns-repeated="2" office:value-type="float" office:value="9.94343" calcext:value-type="float">
            <text:p>9.943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101139" calcext:value-type="float">
            <text:p>0.101139</text:p>
          </table:table-cell>
          <table:table-cell office:value-type="float" office:value="0.099173" calcext:value-type="float">
            <text:p>0.099173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249" calcext:value-type="float">
            <text:p>9.92249</text:p>
          </table:table-cell>
          <table:table-cell office:value-type="float" office:value="9.99976" calcext:value-type="float">
            <text:p>9.99976</text:p>
          </table:table-cell>
          <table:table-cell table:number-columns-repeated="2" office:value-type="float" office:value="9.93552" calcext:value-type="float">
            <text:p>9.935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322" calcext:value-type="float">
            <text:p>0.099322</text:p>
          </table:table-cell>
          <table:table-cell office:value-type="float" office:value="0.099247" calcext:value-type="float">
            <text:p>0.099247</text:p>
          </table:table-cell>
          <table:table-cell office:value-type="float" office:value="0.10093" calcext:value-type="float">
            <text:p>0.10093</text:p>
          </table:table-cell>
          <table:table-cell office:value-type="float" office:value="0.099165" calcext:value-type="float">
            <text:p>0.09916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3014" calcext:value-type="float">
            <text:p>9.93014</text:p>
          </table:table-cell>
          <table:table-cell office:value-type="float" office:value="9.98982" calcext:value-type="float">
            <text:p>9.98982</text:p>
          </table:table-cell>
          <table:table-cell table:number-columns-repeated="2" office:value-type="float" office:value="9.94294" calcext:value-type="float">
            <text:p>9.942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359" calcext:value-type="float">
            <text:p>0.099359</text:p>
          </table:table-cell>
          <table:table-cell office:value-type="float" office:value="0.099171" calcext:value-type="float">
            <text:p>0.099171</text:p>
          </table:table-cell>
          <table:table-cell office:value-type="float" office:value="0.100795" calcext:value-type="float">
            <text:p>0.100795</text:p>
          </table:table-cell>
          <table:table-cell office:value-type="float" office:value="0.099188" calcext:value-type="float">
            <text:p>0.099188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177" calcext:value-type="float">
            <text:p>9.93177</text:p>
          </table:table-cell>
          <table:table-cell office:value-type="float" office:value="10.012" calcext:value-type="float">
            <text:p>10.012</text:p>
          </table:table-cell>
          <table:table-cell table:number-columns-repeated="2" office:value-type="float" office:value="9.93512" calcext:value-type="float">
            <text:p>9.935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41" calcext:value-type="float">
            <text:p>0.09941</text:p>
          </table:table-cell>
          <table:table-cell office:value-type="float" office:value="0.099205" calcext:value-type="float">
            <text:p>0.099205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99215" calcext:value-type="float">
            <text:p>0.099215</text:p>
          </table:table-cell>
          <table:table-cell office:value-type="float" office:value="10.2457" calcext:value-type="float">
            <text:p>10.2457</text:p>
          </table:table-cell>
          <table:table-cell office:value-type="float" office:value="9.93162" calcext:value-type="float">
            <text:p>9.93162</text:p>
          </table:table-cell>
          <table:table-cell office:value-type="float" office:value="9.97769" calcext:value-type="float">
            <text:p>9.97769</text:p>
          </table:table-cell>
          <table:table-cell table:number-columns-repeated="2" office:value-type="float" office:value="9.93803" calcext:value-type="float">
            <text:p>9.938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3" calcext:value-type="float">
            <text:p>1.3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415" calcext:value-type="float">
            <text:p>0.099415</text:p>
          </table:table-cell>
          <table:table-cell office:value-type="float" office:value="0.09922" calcext:value-type="float">
            <text:p>0.09922</text:p>
          </table:table-cell>
          <table:table-cell office:value-type="float" office:value="0.100775" calcext:value-type="float">
            <text:p>0.100775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3339" calcext:value-type="float">
            <text:p>9.93339</text:p>
          </table:table-cell>
          <table:table-cell office:value-type="float" office:value="10.0048" calcext:value-type="float">
            <text:p>10.0048</text:p>
          </table:table-cell>
          <table:table-cell table:number-columns-repeated="2" office:value-type="float" office:value="9.94412" calcext:value-type="float">
            <text:p>9.944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99243" calcext:value-type="float">
            <text:p>0.099243</text:p>
          </table:table-cell>
          <table:table-cell office:value-type="float" office:value="0.099242" calcext:value-type="float">
            <text:p>0.099242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146" calcext:value-type="float">
            <text:p>9.92146</text:p>
          </table:table-cell>
          <table:table-cell office:value-type="float" office:value="10.0146" calcext:value-type="float">
            <text:p>10.0146</text:p>
          </table:table-cell>
          <table:table-cell table:number-columns-repeated="2" office:value-type="float" office:value="9.93462" calcext:value-type="float">
            <text:p>9.9346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64" calcext:value-type="float">
            <text:p>0.099264</text:p>
          </table:table-cell>
          <table:table-cell office:value-type="float" office:value="0.099193" calcext:value-type="float">
            <text:p>0.099193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099208" calcext:value-type="float">
            <text:p>0.09920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764" calcext:value-type="float">
            <text:p>9.92764</text:p>
          </table:table-cell>
          <table:table-cell office:value-type="float" office:value="10.002" calcext:value-type="float">
            <text:p>10.002</text:p>
          </table:table-cell>
          <table:table-cell table:number-columns-repeated="2" office:value-type="float" office:value="9.92785" calcext:value-type="float">
            <text:p>9.9278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0.099228" calcext:value-type="float">
            <text:p>0.099228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99147" calcext:value-type="float">
            <text:p>0.099147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814" calcext:value-type="float">
            <text:p>9.92814</text:p>
          </table:table-cell>
          <table:table-cell office:value-type="float" office:value="10.0039" calcext:value-type="float">
            <text:p>10.0039</text:p>
          </table:table-cell>
          <table:table-cell table:number-columns-repeated="2" office:value-type="float" office:value="9.93419" calcext:value-type="float">
            <text:p>9.9341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7" calcext:value-type="float">
            <text:p>0.09927</text:p>
          </table:table-cell>
          <table:table-cell office:value-type="float" office:value="0.099139" calcext:value-type="float">
            <text:p>0.099139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99305" calcext:value-type="float">
            <text:p>0.099305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257" calcext:value-type="float">
            <text:p>9.92257</text:p>
          </table:table-cell>
          <table:table-cell office:value-type="float" office:value="9.98162" calcext:value-type="float">
            <text:p>9.98162</text:p>
          </table:table-cell>
          <table:table-cell table:number-columns-repeated="2" office:value-type="float" office:value="9.92549" calcext:value-type="float">
            <text:p>9.9254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99293" calcext:value-type="float">
            <text:p>0.099293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0.100825" calcext:value-type="float">
            <text:p>0.100825</text:p>
          </table:table-cell>
          <table:table-cell office:value-type="float" office:value="0.099153" calcext:value-type="float">
            <text:p>0.099153</text:p>
          </table:table-cell>
          <table:table-cell office:value-type="float" office:value="10.243" calcext:value-type="float">
            <text:p>10.243</text:p>
          </table:table-cell>
          <table:table-cell office:value-type="float" office:value="9.93017" calcext:value-type="float">
            <text:p>9.93017</text:p>
          </table:table-cell>
          <table:table-cell office:value-type="float" office:value="10.0064" calcext:value-type="float">
            <text:p>10.0064</text:p>
          </table:table-cell>
          <table:table-cell table:number-columns-repeated="2" office:value-type="float" office:value="9.94838" calcext:value-type="float">
            <text:p>9.9483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" calcext:value-type="float">
            <text:p>1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43" calcext:value-type="float">
            <text:p>0.099143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72" calcext:value-type="float">
            <text:p>9.9272</text:p>
          </table:table-cell>
          <table:table-cell office:value-type="float" office:value="9.97991" calcext:value-type="float">
            <text:p>9.97991</text:p>
          </table:table-cell>
          <table:table-cell table:number-columns-repeated="2" office:value-type="float" office:value="9.94531" calcext:value-type="float">
            <text:p>9.9453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1" calcext:value-type="float">
            <text:p>0.099261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0.100789" calcext:value-type="float">
            <text:p>0.100789</text:p>
          </table:table-cell>
          <table:table-cell office:value-type="float" office:value="0.099176" calcext:value-type="float">
            <text:p>0.09917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72" calcext:value-type="float">
            <text:p>9.92472</text:p>
          </table:table-cell>
          <table:table-cell office:value-type="float" office:value="10.0014" calcext:value-type="float">
            <text:p>10.0014</text:p>
          </table:table-cell>
          <table:table-cell table:number-columns-repeated="2" office:value-type="float" office:value="9.93886" calcext:value-type="float">
            <text:p>9.938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099277" calcext:value-type="float">
            <text:p>0.099277</text:p>
          </table:table-cell>
          <table:table-cell office:value-type="float" office:value="0.100785" calcext:value-type="float">
            <text:p>0.100785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10.2424" calcext:value-type="float">
            <text:p>10.2424</text:p>
          </table:table-cell>
          <table:table-cell office:value-type="float" office:value="9.92764" calcext:value-type="float">
            <text:p>9.92764</text:p>
          </table:table-cell>
          <table:table-cell office:value-type="float" office:value="10.0054" calcext:value-type="float">
            <text:p>10.0054</text:p>
          </table:table-cell>
          <table:table-cell table:number-columns-repeated="2" office:value-type="float" office:value="9.93312" calcext:value-type="float">
            <text:p>9.933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838" calcext:value-type="float">
            <text:p>0.100838</text:p>
          </table:table-cell>
          <table:table-cell office:value-type="float" office:value="0.099145" calcext:value-type="float">
            <text:p>0.099145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9.9292" calcext:value-type="float">
            <text:p>9.9292</text:p>
          </table:table-cell>
          <table:table-cell office:value-type="float" office:value="9.98453" calcext:value-type="float">
            <text:p>9.98453</text:p>
          </table:table-cell>
          <table:table-cell table:number-columns-repeated="2" office:value-type="float" office:value="9.9421" calcext:value-type="float">
            <text:p>9.94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32" calcext:value-type="float">
            <text:p>0.099232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099174" calcext:value-type="float">
            <text:p>0.099174</text:p>
          </table:table-cell>
          <table:table-cell office:value-type="float" office:value="10.244" calcext:value-type="float">
            <text:p>10.244</text:p>
          </table:table-cell>
          <table:table-cell office:value-type="float" office:value="9.92957" calcext:value-type="float">
            <text:p>9.92957</text:p>
          </table:table-cell>
          <table:table-cell office:value-type="float" office:value="10.0115" calcext:value-type="float">
            <text:p>10.0115</text:p>
          </table:table-cell>
          <table:table-cell table:number-columns-repeated="2" office:value-type="float" office:value="9.92435" calcext:value-type="float">
            <text:p>9.9243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816" calcext:value-type="float">
            <text:p>0.100816</text:p>
          </table:table-cell>
          <table:table-cell office:value-type="float" office:value="0.099081" calcext:value-type="float">
            <text:p>0.099081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3159" calcext:value-type="float">
            <text:p>9.93159</text:p>
          </table:table-cell>
          <table:table-cell office:value-type="float" office:value="9.99404" calcext:value-type="float">
            <text:p>9.99404</text:p>
          </table:table-cell>
          <table:table-cell table:number-columns-repeated="2" office:value-type="float" office:value="9.92444" calcext:value-type="float">
            <text:p>9.9244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0.099191" calcext:value-type="float">
            <text:p>0.099191</text:p>
          </table:table-cell>
          <table:table-cell office:value-type="float" office:value="0.100798" calcext:value-type="float">
            <text:p>0.100798</text:p>
          </table:table-cell>
          <table:table-cell office:value-type="float" office:value="0.09931" calcext:value-type="float">
            <text:p>0.09931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799" calcext:value-type="float">
            <text:p>9.92799</text:p>
          </table:table-cell>
          <table:table-cell office:value-type="float" office:value="10.0081" calcext:value-type="float">
            <text:p>10.0081</text:p>
          </table:table-cell>
          <table:table-cell table:number-columns-repeated="2" office:value-type="float" office:value="9.92155" calcext:value-type="float">
            <text:p>9.9215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79" calcext:value-type="float">
            <text:p>0.099279</text:p>
          </table:table-cell>
          <table:table-cell office:value-type="float" office:value="0.099197" calcext:value-type="float">
            <text:p>0.099197</text:p>
          </table:table-cell>
          <table:table-cell office:value-type="float" office:value="0.100912" calcext:value-type="float">
            <text:p>0.100912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286" calcext:value-type="float">
            <text:p>9.92286</text:p>
          </table:table-cell>
          <table:table-cell office:value-type="float" office:value="10.0087" calcext:value-type="float">
            <text:p>10.0087</text:p>
          </table:table-cell>
          <table:table-cell table:number-columns-repeated="2" office:value-type="float" office:value="9.94729" calcext:value-type="float">
            <text:p>9.9472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64" calcext:value-type="float">
            <text:p>0.099264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99214" calcext:value-type="float">
            <text:p>0.09921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668" calcext:value-type="float">
            <text:p>9.92668</text:p>
          </table:table-cell>
          <table:table-cell office:value-type="float" office:value="9.98192" calcext:value-type="float">
            <text:p>9.98192</text:p>
          </table:table-cell>
          <table:table-cell table:number-columns-repeated="2" office:value-type="float" office:value="9.93063" calcext:value-type="float">
            <text:p>9.930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315" calcext:value-type="float">
            <text:p>0.099315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0.099158" calcext:value-type="float">
            <text:p>0.099158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678" calcext:value-type="float">
            <text:p>9.92678</text:p>
          </table:table-cell>
          <table:table-cell office:value-type="float" office:value="9.99933" calcext:value-type="float">
            <text:p>9.99933</text:p>
          </table:table-cell>
          <table:table-cell table:number-columns-repeated="2" office:value-type="float" office:value="9.94261" calcext:value-type="float">
            <text:p>9.9426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9362" calcext:value-type="float">
            <text:p>0.09936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435" calcext:value-type="float">
            <text:p>9.92435</text:p>
          </table:table-cell>
          <table:table-cell office:value-type="float" office:value="9.98211" calcext:value-type="float">
            <text:p>9.98211</text:p>
          </table:table-cell>
          <table:table-cell table:number-columns-repeated="2" office:value-type="float" office:value="9.9428" calcext:value-type="float">
            <text:p>9.942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" calcext:value-type="float">
            <text:p>0.09926</text:p>
          </table:table-cell>
          <table:table-cell office:value-type="float" office:value="0.099431" calcext:value-type="float">
            <text:p>0.099431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099146" calcext:value-type="float">
            <text:p>0.09914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365" calcext:value-type="float">
            <text:p>9.93365</text:p>
          </table:table-cell>
          <table:table-cell office:value-type="float" office:value="9.97965" calcext:value-type="float">
            <text:p>9.97965</text:p>
          </table:table-cell>
          <table:table-cell table:number-columns-repeated="2" office:value-type="float" office:value="9.94403" calcext:value-type="float">
            <text:p>9.944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153" calcext:value-type="float">
            <text:p>0.099153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73" calcext:value-type="float">
            <text:p>9.92573</text:p>
          </table:table-cell>
          <table:table-cell office:value-type="float" office:value="10.0049" calcext:value-type="float">
            <text:p>10.0049</text:p>
          </table:table-cell>
          <table:table-cell table:number-columns-repeated="2" office:value-type="float" office:value="9.94138" calcext:value-type="float">
            <text:p>9.9413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25" calcext:value-type="float">
            <text:p>0.099225</text:p>
          </table:table-cell>
          <table:table-cell office:value-type="float" office:value="0.099384" calcext:value-type="float">
            <text:p>0.099384</text:p>
          </table:table-cell>
          <table:table-cell office:value-type="float" office:value="0.100763" calcext:value-type="float">
            <text:p>0.100763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3562" calcext:value-type="float">
            <text:p>9.93562</text:p>
          </table:table-cell>
          <table:table-cell office:value-type="float" office:value="10.0052" calcext:value-type="float">
            <text:p>10.0052</text:p>
          </table:table-cell>
          <table:table-cell table:number-columns-repeated="2" office:value-type="float" office:value="9.95252" calcext:value-type="float">
            <text:p>9.9525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567" calcext:value-type="float">
            <text:p>0.099567</text:p>
          </table:table-cell>
          <table:table-cell office:value-type="float" office:value="0.099434" calcext:value-type="float">
            <text:p>0.099434</text:p>
          </table:table-cell>
          <table:table-cell office:value-type="float" office:value="0.100833" calcext:value-type="float">
            <text:p>0.100833</text:p>
          </table:table-cell>
          <table:table-cell office:value-type="float" office:value="0.099137" calcext:value-type="float">
            <text:p>0.09913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831" calcext:value-type="float">
            <text:p>9.92831</text:p>
          </table:table-cell>
          <table:table-cell office:value-type="float" office:value="10.0062" calcext:value-type="float">
            <text:p>10.0062</text:p>
          </table:table-cell>
          <table:table-cell table:number-columns-repeated="2" office:value-type="float" office:value="9.91939" calcext:value-type="float">
            <text:p>9.9193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0.099376" calcext:value-type="float">
            <text:p>0.099376</text:p>
          </table:table-cell>
          <table:table-cell office:value-type="float" office:value="0.100841" calcext:value-type="float">
            <text:p>0.10084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22" calcext:value-type="float">
            <text:p>9.92522</text:p>
          </table:table-cell>
          <table:table-cell office:value-type="float" office:value="9.97783" calcext:value-type="float">
            <text:p>9.97783</text:p>
          </table:table-cell>
          <table:table-cell table:number-columns-repeated="2" office:value-type="float" office:value="9.94753" calcext:value-type="float">
            <text:p>9.9475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7" calcext:value-type="float">
            <text:p>0.09927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0.100836" calcext:value-type="float">
            <text:p>0.100836</text:p>
          </table:table-cell>
          <table:table-cell office:value-type="float" office:value="0.099353" calcext:value-type="float">
            <text:p>0.099353</text:p>
          </table:table-cell>
          <table:table-cell office:value-type="float" office:value="10.2439" calcext:value-type="float">
            <text:p>10.2439</text:p>
          </table:table-cell>
          <table:table-cell office:value-type="float" office:value="9.92391" calcext:value-type="float">
            <text:p>9.92391</text:p>
          </table:table-cell>
          <table:table-cell office:value-type="float" office:value="10.0025" calcext:value-type="float">
            <text:p>10.0025</text:p>
          </table:table-cell>
          <table:table-cell table:number-columns-repeated="2" office:value-type="float" office:value="9.94125" calcext:value-type="float">
            <text:p>9.9412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76" calcext:value-type="float">
            <text:p>0.099276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26" calcext:value-type="float">
            <text:p>0.09912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602" calcext:value-type="float">
            <text:p>9.92602</text:p>
          </table:table-cell>
          <table:table-cell office:value-type="float" office:value="10.0054" calcext:value-type="float">
            <text:p>10.0054</text:p>
          </table:table-cell>
          <table:table-cell table:number-columns-repeated="2" office:value-type="float" office:value="9.94794" calcext:value-type="float">
            <text:p>9.947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099205" calcext:value-type="float">
            <text:p>0.099205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469" calcext:value-type="float">
            <text:p>9.92469</text:p>
          </table:table-cell>
          <table:table-cell office:value-type="float" office:value="9.98999" calcext:value-type="float">
            <text:p>9.98999</text:p>
          </table:table-cell>
          <table:table-cell table:number-columns-repeated="2" office:value-type="float" office:value="9.92729" calcext:value-type="float">
            <text:p>9.9272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389" calcext:value-type="float">
            <text:p>0.099389</text:p>
          </table:table-cell>
          <table:table-cell office:value-type="float" office:value="0.099281" calcext:value-type="float">
            <text:p>0.099281</text:p>
          </table:table-cell>
          <table:table-cell office:value-type="float" office:value="0.100816" calcext:value-type="float">
            <text:p>0.100816</text:p>
          </table:table-cell>
          <table:table-cell office:value-type="float" office:value="0.099249" calcext:value-type="float">
            <text:p>0.099249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846" calcext:value-type="float">
            <text:p>9.92846</text:p>
          </table:table-cell>
          <table:table-cell office:value-type="float" office:value="9.99685" calcext:value-type="float">
            <text:p>9.99685</text:p>
          </table:table-cell>
          <table:table-cell table:number-columns-repeated="2" office:value-type="float" office:value="9.92751" calcext:value-type="float">
            <text:p>9.9275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55" calcext:value-type="float">
            <text:p>0.099255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100818" calcext:value-type="float">
            <text:p>0.100818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10.2414" calcext:value-type="float">
            <text:p>10.2414</text:p>
          </table:table-cell>
          <table:table-cell office:value-type="float" office:value="9.92787" calcext:value-type="float">
            <text:p>9.92787</text:p>
          </table:table-cell>
          <table:table-cell office:value-type="float" office:value="10.0187" calcext:value-type="float">
            <text:p>10.0187</text:p>
          </table:table-cell>
          <table:table-cell table:number-columns-repeated="2" office:value-type="float" office:value="9.92618" calcext:value-type="float">
            <text:p>9.926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099247" calcext:value-type="float">
            <text:p>0.099247</text:p>
          </table:table-cell>
          <table:table-cell office:value-type="float" office:value="0.100804" calcext:value-type="float">
            <text:p>0.100804</text:p>
          </table:table-cell>
          <table:table-cell office:value-type="float" office:value="0.099146" calcext:value-type="float">
            <text:p>0.09914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88" calcext:value-type="float">
            <text:p>9.92588</text:p>
          </table:table-cell>
          <table:table-cell office:value-type="float" office:value="9.9799" calcext:value-type="float">
            <text:p>9.9799</text:p>
          </table:table-cell>
          <table:table-cell table:number-columns-repeated="2" office:value-type="float" office:value="9.93629" calcext:value-type="float">
            <text:p>9.9362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1" calcext:value-type="float">
            <text:p>0.099251</text:p>
          </table:table-cell>
          <table:table-cell office:value-type="float" office:value="0.099208" calcext:value-type="float">
            <text:p>0.099208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99219" calcext:value-type="float">
            <text:p>0.099219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657" calcext:value-type="float">
            <text:p>9.92657</text:p>
          </table:table-cell>
          <table:table-cell office:value-type="float" office:value="10.0143" calcext:value-type="float">
            <text:p>10.0143</text:p>
          </table:table-cell>
          <table:table-cell table:number-columns-repeated="2" office:value-type="float" office:value="9.92681" calcext:value-type="float">
            <text:p>9.9268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0.099199" calcext:value-type="float">
            <text:p>0.099199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099238" calcext:value-type="float">
            <text:p>0.09923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3153" calcext:value-type="float">
            <text:p>9.93153</text:p>
          </table:table-cell>
          <table:table-cell office:value-type="float" office:value="10.0074" calcext:value-type="float">
            <text:p>10.0074</text:p>
          </table:table-cell>
          <table:table-cell table:number-columns-repeated="2" office:value-type="float" office:value="9.93755" calcext:value-type="float">
            <text:p>9.9375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71" calcext:value-type="float">
            <text:p>0.099271</text:p>
          </table:table-cell>
          <table:table-cell office:value-type="float" office:value="0.099279" calcext:value-type="float">
            <text:p>0.099279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9.92443" calcext:value-type="float">
            <text:p>9.92443</text:p>
          </table:table-cell>
          <table:table-cell office:value-type="float" office:value="10.018" calcext:value-type="float">
            <text:p>10.018</text:p>
          </table:table-cell>
          <table:table-cell table:number-columns-repeated="2" office:value-type="float" office:value="9.92509" calcext:value-type="float">
            <text:p>9.9250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99307" calcext:value-type="float">
            <text:p>0.099307</text:p>
          </table:table-cell>
          <table:table-cell office:value-type="float" office:value="0.099399" calcext:value-type="float">
            <text:p>0.099399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099256" calcext:value-type="float">
            <text:p>0.09925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067" calcext:value-type="float">
            <text:p>9.93067</text:p>
          </table:table-cell>
          <table:table-cell office:value-type="float" office:value="9.99184" calcext:value-type="float">
            <text:p>9.99184</text:p>
          </table:table-cell>
          <table:table-cell table:number-columns-repeated="2" office:value-type="float" office:value="9.93371" calcext:value-type="float">
            <text:p>9.933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8" calcext:value-type="float">
            <text:p>0.099278</text:p>
          </table:table-cell>
          <table:table-cell office:value-type="float" office:value="0.099314" calcext:value-type="float">
            <text:p>0.099314</text:p>
          </table:table-cell>
          <table:table-cell office:value-type="float" office:value="0.100885" calcext:value-type="float">
            <text:p>0.100885</text:p>
          </table:table-cell>
          <table:table-cell office:value-type="float" office:value="0.09909" calcext:value-type="float">
            <text:p>0.09909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527" calcext:value-type="float">
            <text:p>9.92527</text:p>
          </table:table-cell>
          <table:table-cell office:value-type="float" office:value="10.012" calcext:value-type="float">
            <text:p>10.012</text:p>
          </table:table-cell>
          <table:table-cell table:number-columns-repeated="2" office:value-type="float" office:value="9.93936" calcext:value-type="float">
            <text:p>9.939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099207" calcext:value-type="float">
            <text:p>0.099207</text:p>
          </table:table-cell>
          <table:table-cell office:value-type="float" office:value="0.100869" calcext:value-type="float">
            <text:p>0.100869</text:p>
          </table:table-cell>
          <table:table-cell office:value-type="float" office:value="0.099284" calcext:value-type="float">
            <text:p>0.099284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2381" calcext:value-type="float">
            <text:p>9.92381</text:p>
          </table:table-cell>
          <table:table-cell office:value-type="float" office:value="9.97453" calcext:value-type="float">
            <text:p>9.97453</text:p>
          </table:table-cell>
          <table:table-cell table:number-columns-repeated="2" office:value-type="float" office:value="9.94703" calcext:value-type="float">
            <text:p>9.9470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99257" calcext:value-type="float">
            <text:p>0.099257</text:p>
          </table:table-cell>
          <table:table-cell office:value-type="float" office:value="0.099187" calcext:value-type="float">
            <text:p>0.099187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913" calcext:value-type="float">
            <text:p>0.09913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327" calcext:value-type="float">
            <text:p>9.92327</text:p>
          </table:table-cell>
          <table:table-cell office:value-type="float" office:value="9.98972" calcext:value-type="float">
            <text:p>9.98972</text:p>
          </table:table-cell>
          <table:table-cell table:number-columns-repeated="2" office:value-type="float" office:value="9.93675" calcext:value-type="float">
            <text:p>9.9367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554" calcext:value-type="float">
            <text:p>0.099554</text:p>
          </table:table-cell>
          <table:table-cell office:value-type="float" office:value="0.099366" calcext:value-type="float">
            <text:p>0.099366</text:p>
          </table:table-cell>
          <table:table-cell office:value-type="float" office:value="0.101023" calcext:value-type="float">
            <text:p>0.101023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9.92767" calcext:value-type="float">
            <text:p>9.92767</text:p>
          </table:table-cell>
          <table:table-cell office:value-type="float" office:value="9.99592" calcext:value-type="float">
            <text:p>9.99592</text:p>
          </table:table-cell>
          <table:table-cell table:number-columns-repeated="2" office:value-type="float" office:value="9.93396" calcext:value-type="float">
            <text:p>9.9339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744" calcext:value-type="float">
            <text:p>0.099744</text:p>
          </table:table-cell>
          <table:table-cell office:value-type="float" office:value="0.099269" calcext:value-type="float">
            <text:p>0.099269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099148" calcext:value-type="float">
            <text:p>0.099148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41" calcext:value-type="float">
            <text:p>9.92541</text:p>
          </table:table-cell>
          <table:table-cell office:value-type="float" office:value="10.0068" calcext:value-type="float">
            <text:p>10.0068</text:p>
          </table:table-cell>
          <table:table-cell table:number-columns-repeated="2" office:value-type="float" office:value="9.92018" calcext:value-type="float">
            <text:p>9.920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683" calcext:value-type="float">
            <text:p>0.099683</text:p>
          </table:table-cell>
          <table:table-cell office:value-type="float" office:value="0.099183" calcext:value-type="float">
            <text:p>0.099183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099133" calcext:value-type="float">
            <text:p>0.099133</text:p>
          </table:table-cell>
          <table:table-cell office:value-type="float" office:value="10.2412" calcext:value-type="float">
            <text:p>10.2412</text:p>
          </table:table-cell>
          <table:table-cell office:value-type="float" office:value="9.92542" calcext:value-type="float">
            <text:p>9.92542</text:p>
          </table:table-cell>
          <table:table-cell office:value-type="float" office:value="9.99769" calcext:value-type="float">
            <text:p>9.99769</text:p>
          </table:table-cell>
          <table:table-cell table:number-columns-repeated="2" office:value-type="float" office:value="9.92316" calcext:value-type="float">
            <text:p>9.923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632" calcext:value-type="float">
            <text:p>0.099632</text:p>
          </table:table-cell>
          <table:table-cell office:value-type="float" office:value="0.099141" calcext:value-type="float">
            <text:p>0.099141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99209" calcext:value-type="float">
            <text:p>0.099209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9.93356" calcext:value-type="float">
            <text:p>9.93356</text:p>
          </table:table-cell>
          <table:table-cell office:value-type="float" office:value="10.0133" calcext:value-type="float">
            <text:p>10.0133</text:p>
          </table:table-cell>
          <table:table-cell table:number-columns-repeated="2" office:value-type="float" office:value="9.92849" calcext:value-type="float">
            <text:p>9.9284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626" calcext:value-type="float">
            <text:p>0.099626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100776" calcext:value-type="float">
            <text:p>0.100776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308" calcext:value-type="float">
            <text:p>9.92308</text:p>
          </table:table-cell>
          <table:table-cell office:value-type="float" office:value="9.98906" calcext:value-type="float">
            <text:p>9.98906</text:p>
          </table:table-cell>
          <table:table-cell table:number-columns-repeated="2" office:value-type="float" office:value="9.92782" calcext:value-type="float">
            <text:p>9.9278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99638" calcext:value-type="float">
            <text:p>0.099638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991" calcext:value-type="float">
            <text:p>0.0991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35" calcext:value-type="float">
            <text:p>9.9235</text:p>
          </table:table-cell>
          <table:table-cell office:value-type="float" office:value="9.99918" calcext:value-type="float">
            <text:p>9.99918</text:p>
          </table:table-cell>
          <table:table-cell table:number-columns-repeated="2" office:value-type="float" office:value="9.92785" calcext:value-type="float">
            <text:p>9.9278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05" calcext:value-type="float">
            <text:p>0.099605</text:p>
          </table:table-cell>
          <table:table-cell office:value-type="float" office:value="0.099175" calcext:value-type="float">
            <text:p>0.099175</text:p>
          </table:table-cell>
          <table:table-cell office:value-type="float" office:value="0.100785" calcext:value-type="float">
            <text:p>0.100785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252" calcext:value-type="float">
            <text:p>9.92252</text:p>
          </table:table-cell>
          <table:table-cell office:value-type="float" office:value="9.99963" calcext:value-type="float">
            <text:p>9.99963</text:p>
          </table:table-cell>
          <table:table-cell table:number-columns-repeated="2" office:value-type="float" office:value="9.92271" calcext:value-type="float">
            <text:p>9.9227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" calcext:value-type="float">
            <text:p>1.2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06" calcext:value-type="float">
            <text:p>0.099606</text:p>
          </table:table-cell>
          <table:table-cell office:value-type="float" office:value="0.099263" calcext:value-type="float">
            <text:p>0.099263</text:p>
          </table:table-cell>
          <table:table-cell office:value-type="float" office:value="0.100859" calcext:value-type="float">
            <text:p>0.100859</text:p>
          </table:table-cell>
          <table:table-cell office:value-type="float" office:value="0.09921" calcext:value-type="float">
            <text:p>0.0992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386" calcext:value-type="float">
            <text:p>9.92386</text:p>
          </table:table-cell>
          <table:table-cell office:value-type="float" office:value="9.99301" calcext:value-type="float">
            <text:p>9.99301</text:p>
          </table:table-cell>
          <table:table-cell table:number-columns-repeated="2" office:value-type="float" office:value="9.92456" calcext:value-type="float">
            <text:p>9.9245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591" calcext:value-type="float">
            <text:p>0.09959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162" calcext:value-type="float">
            <text:p>0.099162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252" calcext:value-type="float">
            <text:p>9.92252</text:p>
          </table:table-cell>
          <table:table-cell office:value-type="float" office:value="9.98607" calcext:value-type="float">
            <text:p>9.98607</text:p>
          </table:table-cell>
          <table:table-cell table:number-columns-repeated="2" office:value-type="float" office:value="9.92788" calcext:value-type="float">
            <text:p>9.9278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191" calcext:value-type="float">
            <text:p>0.099191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09914" calcext:value-type="float">
            <text:p>0.09914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132" calcext:value-type="float">
            <text:p>9.92132</text:p>
          </table:table-cell>
          <table:table-cell office:value-type="float" office:value="9.98661" calcext:value-type="float">
            <text:p>9.98661</text:p>
          </table:table-cell>
          <table:table-cell table:number-columns-repeated="2" office:value-type="float" office:value="9.93034" calcext:value-type="float">
            <text:p>9.930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634" calcext:value-type="float">
            <text:p>0.099634</text:p>
          </table:table-cell>
          <table:table-cell office:value-type="float" office:value="0.099292" calcext:value-type="float">
            <text:p>0.099292</text:p>
          </table:table-cell>
          <table:table-cell office:value-type="float" office:value="0.10076" calcext:value-type="float">
            <text:p>0.10076</text:p>
          </table:table-cell>
          <table:table-cell office:value-type="float" office:value="0.099227" calcext:value-type="float">
            <text:p>0.099227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206" calcext:value-type="float">
            <text:p>9.92206</text:p>
          </table:table-cell>
          <table:table-cell office:value-type="float" office:value="9.98122" calcext:value-type="float">
            <text:p>9.98122</text:p>
          </table:table-cell>
          <table:table-cell table:number-columns-repeated="2" office:value-type="float" office:value="9.93597" calcext:value-type="float">
            <text:p>9.9359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85" calcext:value-type="float">
            <text:p>0.099585</text:p>
          </table:table-cell>
          <table:table-cell office:value-type="float" office:value="0.099185" calcext:value-type="float">
            <text:p>0.099185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133" calcext:value-type="float">
            <text:p>0.099133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521" calcext:value-type="float">
            <text:p>9.92521</text:p>
          </table:table-cell>
          <table:table-cell office:value-type="float" office:value="9.99457" calcext:value-type="float">
            <text:p>9.99457</text:p>
          </table:table-cell>
          <table:table-cell table:number-columns-repeated="2" office:value-type="float" office:value="9.94332" calcext:value-type="float">
            <text:p>9.943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48" calcext:value-type="float">
            <text:p>0.099648</text:p>
          </table:table-cell>
          <table:table-cell office:value-type="float" office:value="0.099254" calcext:value-type="float">
            <text:p>0.099254</text:p>
          </table:table-cell>
          <table:table-cell office:value-type="float" office:value="0.100787" calcext:value-type="float">
            <text:p>0.100787</text:p>
          </table:table-cell>
          <table:table-cell office:value-type="float" office:value="0.099164" calcext:value-type="float">
            <text:p>0.099164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74" calcext:value-type="float">
            <text:p>9.9274</text:p>
          </table:table-cell>
          <table:table-cell office:value-type="float" office:value="9.99244" calcext:value-type="float">
            <text:p>9.99244</text:p>
          </table:table-cell>
          <table:table-cell table:number-columns-repeated="2" office:value-type="float" office:value="9.93163" calcext:value-type="float">
            <text:p>9.931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93" calcext:value-type="float">
            <text:p>0.099593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099166" calcext:value-type="float">
            <text:p>0.09916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004" calcext:value-type="float">
            <text:p>9.92004</text:p>
          </table:table-cell>
          <table:table-cell office:value-type="float" office:value="10.0156" calcext:value-type="float">
            <text:p>10.0156</text:p>
          </table:table-cell>
          <table:table-cell table:number-columns-repeated="2" office:value-type="float" office:value="9.92223" calcext:value-type="float">
            <text:p>9.922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583" calcext:value-type="float">
            <text:p>0.099583</text:p>
          </table:table-cell>
          <table:table-cell office:value-type="float" office:value="0.099231" calcext:value-type="float">
            <text:p>0.099231</text:p>
          </table:table-cell>
          <table:table-cell office:value-type="float" office:value="0.10088" calcext:value-type="float">
            <text:p>0.10088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53" calcext:value-type="float">
            <text:p>9.92453</text:p>
          </table:table-cell>
          <table:table-cell office:value-type="float" office:value="9.99938" calcext:value-type="float">
            <text:p>9.99938</text:p>
          </table:table-cell>
          <table:table-cell table:number-columns-repeated="2" office:value-type="float" office:value="9.94419" calcext:value-type="float">
            <text:p>9.9441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38" calcext:value-type="float">
            <text:p>0.099538</text:p>
          </table:table-cell>
          <table:table-cell office:value-type="float" office:value="0.099233" calcext:value-type="float">
            <text:p>0.099233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099159" calcext:value-type="float">
            <text:p>0.099159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687" calcext:value-type="float">
            <text:p>9.92687</text:p>
          </table:table-cell>
          <table:table-cell office:value-type="float" office:value="9.98528" calcext:value-type="float">
            <text:p>9.98528</text:p>
          </table:table-cell>
          <table:table-cell table:number-columns-repeated="2" office:value-type="float" office:value="9.93361" calcext:value-type="float">
            <text:p>9.9336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17" calcext:value-type="float">
            <text:p>0.099617</text:p>
          </table:table-cell>
          <table:table-cell office:value-type="float" office:value="0.099398" calcext:value-type="float">
            <text:p>0.099398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0.099104" calcext:value-type="float">
            <text:p>0.099104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165" calcext:value-type="float">
            <text:p>9.92165</text:p>
          </table:table-cell>
          <table:table-cell office:value-type="float" office:value="9.99854" calcext:value-type="float">
            <text:p>9.99854</text:p>
          </table:table-cell>
          <table:table-cell table:number-columns-repeated="2" office:value-type="float" office:value="9.93186" calcext:value-type="float">
            <text:p>9.9318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37" calcext:value-type="float">
            <text:p>0.099637</text:p>
          </table:table-cell>
          <table:table-cell office:value-type="float" office:value="0.099182" calcext:value-type="float">
            <text:p>0.099182</text:p>
          </table:table-cell>
          <table:table-cell office:value-type="float" office:value="0.100832" calcext:value-type="float">
            <text:p>0.100832</text:p>
          </table:table-cell>
          <table:table-cell office:value-type="float" office:value="0.099145" calcext:value-type="float">
            <text:p>0.099145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75" calcext:value-type="float">
            <text:p>9.92575</text:p>
          </table:table-cell>
          <table:table-cell office:value-type="float" office:value="9.99049" calcext:value-type="float">
            <text:p>9.99049</text:p>
          </table:table-cell>
          <table:table-cell table:number-columns-repeated="2" office:value-type="float" office:value="9.93934" calcext:value-type="float">
            <text:p>9.939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77" calcext:value-type="float">
            <text:p>0.099277</text:p>
          </table:table-cell>
          <table:table-cell office:value-type="float" office:value="0.099245" calcext:value-type="float">
            <text:p>0.099245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619" calcext:value-type="float">
            <text:p>9.92619</text:p>
          </table:table-cell>
          <table:table-cell office:value-type="float" office:value="9.99183" calcext:value-type="float">
            <text:p>9.99183</text:p>
          </table:table-cell>
          <table:table-cell table:number-columns-repeated="2" office:value-type="float" office:value="9.91909" calcext:value-type="float">
            <text:p>9.9190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100965" calcext:value-type="float">
            <text:p>0.100965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10.2431" calcext:value-type="float">
            <text:p>10.2431</text:p>
          </table:table-cell>
          <table:table-cell office:value-type="float" office:value="9.92279" calcext:value-type="float">
            <text:p>9.92279</text:p>
          </table:table-cell>
          <table:table-cell office:value-type="float" office:value="9.98956" calcext:value-type="float">
            <text:p>9.98956</text:p>
          </table:table-cell>
          <table:table-cell table:number-columns-repeated="2" office:value-type="float" office:value="9.92217" calcext:value-type="float">
            <text:p>9.9221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100555" calcext:value-type="float">
            <text:p>0.100555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0.099175" calcext:value-type="float">
            <text:p>0.099175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86" calcext:value-type="float">
            <text:p>9.92486</text:p>
          </table:table-cell>
          <table:table-cell office:value-type="float" office:value="9.98753" calcext:value-type="float">
            <text:p>9.98753</text:p>
          </table:table-cell>
          <table:table-cell table:number-columns-repeated="2" office:value-type="float" office:value="9.93432" calcext:value-type="float">
            <text:p>9.934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76" calcext:value-type="float">
            <text:p>0.099276</text:p>
          </table:table-cell>
          <table:table-cell office:value-type="float" office:value="0.099351" calcext:value-type="float">
            <text:p>0.099351</text:p>
          </table:table-cell>
          <table:table-cell office:value-type="float" office:value="0.100844" calcext:value-type="float">
            <text:p>0.100844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67" calcext:value-type="float">
            <text:p>9.9267</text:p>
          </table:table-cell>
          <table:table-cell office:value-type="float" office:value="9.99598" calcext:value-type="float">
            <text:p>9.99598</text:p>
          </table:table-cell>
          <table:table-cell table:number-columns-repeated="2" office:value-type="float" office:value="9.92979" calcext:value-type="float">
            <text:p>9.9297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99273" calcext:value-type="float">
            <text:p>0.099273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9233" calcext:value-type="float">
            <text:p>0.099233</text:p>
          </table:table-cell>
          <table:table-cell office:value-type="float" office:value="10.2481" calcext:value-type="float">
            <text:p>10.2481</text:p>
          </table:table-cell>
          <table:table-cell office:value-type="float" office:value="9.92634" calcext:value-type="float">
            <text:p>9.92634</text:p>
          </table:table-cell>
          <table:table-cell office:value-type="float" office:value="10.0022" calcext:value-type="float">
            <text:p>10.0022</text:p>
          </table:table-cell>
          <table:table-cell table:number-columns-repeated="2" office:value-type="float" office:value="9.93743" calcext:value-type="float">
            <text:p>9.937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0.100891" calcext:value-type="float">
            <text:p>0.100891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507" calcext:value-type="float">
            <text:p>9.92507</text:p>
          </table:table-cell>
          <table:table-cell office:value-type="float" office:value="9.97756" calcext:value-type="float">
            <text:p>9.97756</text:p>
          </table:table-cell>
          <table:table-cell table:number-columns-repeated="2" office:value-type="float" office:value="9.94518" calcext:value-type="float">
            <text:p>9.9451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37" calcext:value-type="float">
            <text:p>0.099237</text:p>
          </table:table-cell>
          <table:table-cell office:value-type="float" office:value="0.099203" calcext:value-type="float">
            <text:p>0.099203</text:p>
          </table:table-cell>
          <table:table-cell office:value-type="float" office:value="0.100801" calcext:value-type="float">
            <text:p>0.100801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233" calcext:value-type="float">
            <text:p>9.92233</text:p>
          </table:table-cell>
          <table:table-cell office:value-type="float" office:value="10.0094" calcext:value-type="float">
            <text:p>10.0094</text:p>
          </table:table-cell>
          <table:table-cell table:number-columns-repeated="2" office:value-type="float" office:value="9.93041" calcext:value-type="float">
            <text:p>9.930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61" calcext:value-type="float">
            <text:p>0.099261</text:p>
          </table:table-cell>
          <table:table-cell office:value-type="float" office:value="0.099189" calcext:value-type="float">
            <text:p>0.099189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099139" calcext:value-type="float">
            <text:p>0.099139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239" calcext:value-type="float">
            <text:p>9.92239</text:p>
          </table:table-cell>
          <table:table-cell office:value-type="float" office:value="9.98157" calcext:value-type="float">
            <text:p>9.98157</text:p>
          </table:table-cell>
          <table:table-cell table:number-columns-repeated="2" office:value-type="float" office:value="9.93477" calcext:value-type="float">
            <text:p>9.9347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0.100833" calcext:value-type="float">
            <text:p>0.100833</text:p>
          </table:table-cell>
          <table:table-cell office:value-type="float" office:value="0.099166" calcext:value-type="float">
            <text:p>0.099166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92294" calcext:value-type="float">
            <text:p>9.92294</text:p>
          </table:table-cell>
          <table:table-cell office:value-type="float" office:value="10.013" calcext:value-type="float">
            <text:p>10.013</text:p>
          </table:table-cell>
          <table:table-cell table:number-columns-repeated="2" office:value-type="float" office:value="9.92263" calcext:value-type="float">
            <text:p>9.922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35" calcext:value-type="float">
            <text:p>0.099235</text:p>
          </table:table-cell>
          <table:table-cell office:value-type="float" office:value="0.099204" calcext:value-type="float">
            <text:p>0.099204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337" calcext:value-type="float">
            <text:p>0.09933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24" calcext:value-type="float">
            <text:p>9.9224</text:p>
          </table:table-cell>
          <table:table-cell office:value-type="float" office:value="9.99769" calcext:value-type="float">
            <text:p>9.99769</text:p>
          </table:table-cell>
          <table:table-cell table:number-columns-repeated="2" office:value-type="float" office:value="9.92663" calcext:value-type="float">
            <text:p>9.9266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0.099235" calcext:value-type="float">
            <text:p>0.099235</text:p>
          </table:table-cell>
          <table:table-cell office:value-type="float" office:value="0.100894" calcext:value-type="float">
            <text:p>0.100894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3769" calcext:value-type="float">
            <text:p>9.93769</text:p>
          </table:table-cell>
          <table:table-cell office:value-type="float" office:value="10.0204" calcext:value-type="float">
            <text:p>10.0204</text:p>
          </table:table-cell>
          <table:table-cell table:number-columns-repeated="2" office:value-type="float" office:value="9.93583" calcext:value-type="float">
            <text:p>9.9358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100891" calcext:value-type="float">
            <text:p>0.100891</text:p>
          </table:table-cell>
          <table:table-cell office:value-type="float" office:value="0.099099" calcext:value-type="float">
            <text:p>0.099099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1807" calcext:value-type="float">
            <text:p>9.91807</text:p>
          </table:table-cell>
          <table:table-cell office:value-type="float" office:value="9.9768" calcext:value-type="float">
            <text:p>9.9768</text:p>
          </table:table-cell>
          <table:table-cell table:number-columns-repeated="2" office:value-type="float" office:value="9.93595" calcext:value-type="float">
            <text:p>9.9359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5" calcext:value-type="float">
            <text:p>0.099275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100866" calcext:value-type="float">
            <text:p>0.100866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255" calcext:value-type="float">
            <text:p>9.92255</text:p>
          </table:table-cell>
          <table:table-cell office:value-type="float" office:value="9.99531" calcext:value-type="float">
            <text:p>9.99531</text:p>
          </table:table-cell>
          <table:table-cell table:number-columns-repeated="2" office:value-type="float" office:value="9.91749" calcext:value-type="float">
            <text:p>9.9174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0.099226" calcext:value-type="float">
            <text:p>0.099226</text:p>
          </table:table-cell>
          <table:table-cell office:value-type="float" office:value="0.100818" calcext:value-type="float">
            <text:p>0.100818</text:p>
          </table:table-cell>
          <table:table-cell office:value-type="float" office:value="0.099113" calcext:value-type="float">
            <text:p>0.099113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484" calcext:value-type="float">
            <text:p>9.92484</text:p>
          </table:table-cell>
          <table:table-cell office:value-type="float" office:value="9.98916" calcext:value-type="float">
            <text:p>9.98916</text:p>
          </table:table-cell>
          <table:table-cell table:number-columns-repeated="2" office:value-type="float" office:value="9.93323" calcext:value-type="float">
            <text:p>9.933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100741" calcext:value-type="float">
            <text:p>0.100741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3391" calcext:value-type="float">
            <text:p>9.93391</text:p>
          </table:table-cell>
          <table:table-cell office:value-type="float" office:value="9.99916" calcext:value-type="float">
            <text:p>9.99916</text:p>
          </table:table-cell>
          <table:table-cell table:number-columns-repeated="2" office:value-type="float" office:value="9.92846" calcext:value-type="float">
            <text:p>9.9284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55" calcext:value-type="float">
            <text:p>0.099255</text:p>
          </table:table-cell>
          <table:table-cell office:value-type="float" office:value="0.099231" calcext:value-type="float">
            <text:p>0.099231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099117" calcext:value-type="float">
            <text:p>0.09911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339" calcext:value-type="float">
            <text:p>9.92339</text:p>
          </table:table-cell>
          <table:table-cell office:value-type="float" office:value="9.99852" calcext:value-type="float">
            <text:p>9.99852</text:p>
          </table:table-cell>
          <table:table-cell table:number-columns-repeated="2" office:value-type="float" office:value="9.9294" calcext:value-type="float">
            <text:p>9.929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91" calcext:value-type="float">
            <text:p>0.099291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9.92257" calcext:value-type="float">
            <text:p>9.92257</text:p>
          </table:table-cell>
          <table:table-cell office:value-type="float" office:value="9.99579" calcext:value-type="float">
            <text:p>9.99579</text:p>
          </table:table-cell>
          <table:table-cell table:number-columns-repeated="2" office:value-type="float" office:value="9.93465" calcext:value-type="float">
            <text:p>9.9346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57" calcext:value-type="float">
            <text:p>0.099257</text:p>
          </table:table-cell>
          <table:table-cell office:value-type="float" office:value="0.099223" calcext:value-type="float">
            <text:p>0.099223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9129" calcext:value-type="float">
            <text:p>0.099129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148" calcext:value-type="float">
            <text:p>9.92148</text:p>
          </table:table-cell>
          <table:table-cell office:value-type="float" office:value="10.0074" calcext:value-type="float">
            <text:p>10.0074</text:p>
          </table:table-cell>
          <table:table-cell table:number-columns-repeated="2" office:value-type="float" office:value="9.93887" calcext:value-type="float">
            <text:p>9.93887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303" calcext:value-type="float">
            <text:p>0.099303</text:p>
          </table:table-cell>
          <table:table-cell office:value-type="float" office:value="0.099232" calcext:value-type="float">
            <text:p>0.099232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429" calcext:value-type="float">
            <text:p>9.92429</text:p>
          </table:table-cell>
          <table:table-cell office:value-type="float" office:value="9.98866" calcext:value-type="float">
            <text:p>9.98866</text:p>
          </table:table-cell>
          <table:table-cell table:number-columns-repeated="2" office:value-type="float" office:value="9.94061" calcext:value-type="float">
            <text:p>9.9406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628" calcext:value-type="float">
            <text:p>0.099628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0.100842" calcext:value-type="float">
            <text:p>0.100842</text:p>
          </table:table-cell>
          <table:table-cell office:value-type="float" office:value="0.099123" calcext:value-type="float">
            <text:p>0.099123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573" calcext:value-type="float">
            <text:p>9.92573</text:p>
          </table:table-cell>
          <table:table-cell office:value-type="float" office:value="10.0115" calcext:value-type="float">
            <text:p>10.0115</text:p>
          </table:table-cell>
          <table:table-cell table:number-columns-repeated="2" office:value-type="float" office:value="9.9476" calcext:value-type="float">
            <text:p>9.94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63" calcext:value-type="float">
            <text:p>0.099663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099212" calcext:value-type="float">
            <text:p>0.099212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789" calcext:value-type="float">
            <text:p>9.92789</text:p>
          </table:table-cell>
          <table:table-cell office:value-type="float" office:value="10.0037" calcext:value-type="float">
            <text:p>10.0037</text:p>
          </table:table-cell>
          <table:table-cell table:number-columns-repeated="2" office:value-type="float" office:value="9.92239" calcext:value-type="float">
            <text:p>9.9223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649" calcext:value-type="float">
            <text:p>0.099649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0.101051" calcext:value-type="float">
            <text:p>0.101051</text:p>
          </table:table-cell>
          <table:table-cell office:value-type="float" office:value="0.099137" calcext:value-type="float">
            <text:p>0.099137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9.92874" calcext:value-type="float">
            <text:p>9.92874</text:p>
          </table:table-cell>
          <table:table-cell office:value-type="float" office:value="9.9808" calcext:value-type="float">
            <text:p>9.9808</text:p>
          </table:table-cell>
          <table:table-cell table:number-columns-repeated="2" office:value-type="float" office:value="9.93484" calcext:value-type="float">
            <text:p>9.9348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933" calcext:value-type="float">
            <text:p>0.100933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10.2444" calcext:value-type="float">
            <text:p>10.2444</text:p>
          </table:table-cell>
          <table:table-cell office:value-type="float" office:value="9.92538" calcext:value-type="float">
            <text:p>9.92538</text:p>
          </table:table-cell>
          <table:table-cell office:value-type="float" office:value="9.98105" calcext:value-type="float">
            <text:p>9.98105</text:p>
          </table:table-cell>
          <table:table-cell table:number-columns-repeated="2" office:value-type="float" office:value="9.93339" calcext:value-type="float">
            <text:p>9.9333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9087" calcext:value-type="float">
            <text:p>0.099087</text:p>
          </table:table-cell>
          <table:table-cell office:value-type="float" office:value="10.2414" calcext:value-type="float">
            <text:p>10.2414</text:p>
          </table:table-cell>
          <table:table-cell office:value-type="float" office:value="9.92084" calcext:value-type="float">
            <text:p>9.92084</text:p>
          </table:table-cell>
          <table:table-cell office:value-type="float" office:value="10.0143" calcext:value-type="float">
            <text:p>10.0143</text:p>
          </table:table-cell>
          <table:table-cell table:number-columns-repeated="2" office:value-type="float" office:value="9.94013" calcext:value-type="float">
            <text:p>9.9401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364" calcext:value-type="float">
            <text:p>0.099364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0.099182" calcext:value-type="float">
            <text:p>0.099182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671" calcext:value-type="float">
            <text:p>9.92671</text:p>
          </table:table-cell>
          <table:table-cell office:value-type="float" office:value="10.0059" calcext:value-type="float">
            <text:p>10.0059</text:p>
          </table:table-cell>
          <table:table-cell table:number-columns-repeated="2" office:value-type="float" office:value="9.92181" calcext:value-type="float">
            <text:p>9.9218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43" calcext:value-type="float">
            <text:p>0.099243</text:p>
          </table:table-cell>
          <table:table-cell office:value-type="float" office:value="0.099234" calcext:value-type="float">
            <text:p>0.099234</text:p>
          </table:table-cell>
          <table:table-cell office:value-type="float" office:value="0.100839" calcext:value-type="float">
            <text:p>0.100839</text:p>
          </table:table-cell>
          <table:table-cell office:value-type="float" office:value="0.099174" calcext:value-type="float">
            <text:p>0.09917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876" calcext:value-type="float">
            <text:p>9.92876</text:p>
          </table:table-cell>
          <table:table-cell office:value-type="float" office:value="9.98247" calcext:value-type="float">
            <text:p>9.98247</text:p>
          </table:table-cell>
          <table:table-cell table:number-columns-repeated="2" office:value-type="float" office:value="9.9461" calcext:value-type="float">
            <text:p>9.946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2])" office:value-type="float" office:value="0.000000879999999999999" calcext:value-type="float">
            <text:p>8.80E-07</text:p>
          </table:table-cell>
          <table:table-cell table:formula="of:=AVERAGE([.C3:.C102])" office:value-type="float" office:value="0.00000112" calcext:value-type="float">
            <text:p>1.12E-06</text:p>
          </table:table-cell>
          <table:table-cell table:formula="of:=AVERAGE([.D3:.D102])" office:value-type="float" office:value="0.000000919999999999999" calcext:value-type="float">
            <text:p>9.20E-07</text:p>
          </table:table-cell>
          <table:table-cell table:formula="of:=AVERAGE([.E3:.E102])" office:value-type="float" office:value="0.000000999999999999999" calcext:value-type="float">
            <text:p>1.00E-06</text:p>
          </table:table-cell>
          <table:table-cell table:style-name="ce1" table:formula="of:=AVERAGE([.F3:.F102])" office:value-type="float" office:value="0.00102681" calcext:value-type="float">
            <text:p>1.03E-03</text:p>
          </table:table-cell>
          <table:table-cell table:style-name="ce1" table:formula="of:=AVERAGE([.G3:.G102])" office:value-type="float" office:value="0.00104463" calcext:value-type="float">
            <text:p>1.04E-03</text:p>
          </table:table-cell>
          <table:table-cell table:style-name="ce1" table:formula="of:=AVERAGE([.H3:.H102])" office:value-type="float" office:value="0.00114544" calcext:value-type="float">
            <text:p>1.15E-03</text:p>
          </table:table-cell>
          <table:table-cell table:style-name="ce1" table:formula="of:=AVERAGE([.I3:.I102])" office:value-type="float" office:value="0.00102088" calcext:value-type="float">
            <text:p>1.02E-03</text:p>
          </table:table-cell>
          <table:table-cell table:style-name="ce1" table:formula="of:=AVERAGE([.J3:.J102])" office:value-type="float" office:value="0.0994151399999999" calcext:value-type="float">
            <text:p>9.94E-02</text:p>
          </table:table-cell>
          <table:table-cell table:style-name="ce1" table:formula="of:=AVERAGE([.K3:.K102])" office:value-type="float" office:value="0.09928264" calcext:value-type="float">
            <text:p>9.93E-02</text:p>
          </table:table-cell>
          <table:table-cell table:style-name="ce1" table:formula="of:=AVERAGE([.L3:.L102])" office:value-type="float" office:value="0.10087944" calcext:value-type="float">
            <text:p>1.01E-01</text:p>
          </table:table-cell>
          <table:table-cell table:style-name="ce1" table:formula="of:=AVERAGE([.M3:.M102])" office:value-type="float" office:value="0.0992162" calcext:value-type="float">
            <text:p>9.92E-02</text:p>
          </table:table-cell>
          <table:table-cell table:style-name="ce1" table:formula="of:=AVERAGE([.N3:.N102])" office:value-type="float" office:value="10.242371" calcext:value-type="float">
            <text:p>1.02E+01</text:p>
          </table:table-cell>
          <table:table-cell table:style-name="ce1" table:formula="of:=AVERAGE([.O3:.O102])" office:value-type="float" office:value="9.926236" calcext:value-type="float">
            <text:p>9.93E+00</text:p>
          </table:table-cell>
          <table:table-cell table:style-name="ce1" table:formula="of:=AVERAGE([.P3:.P102])" office:value-type="float" office:value="9.9976787" calcext:value-type="float">
            <text:p>1.00E+01</text:p>
          </table:table-cell>
          <table:table-cell table:style-name="ce1" table:formula="of:=AVERAGE([.Q3:.Q102])" office:value-type="float" office:value="9.9344717" calcext:value-type="float">
            <text:p>9.93E+00</text:p>
          </table:table-cell>
          <table:table-cell table:style-name="ce1" table:formula="of:=AVERAGE([.R3:.R102])" office:value-type="float" office:value="9.9344717" calcext:value-type="float">
            <text:p>9.93E+00</text:p>
          </table:table-cell>
          <table:table-cell table:number-columns-repeated="2" office:value-type="string" calcext:value-type="string">
            <text:p>&gt; 90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1810630784667" calcext:value-type="float">
            <text:p>1.810630784667E-06</text:p>
          </table:table-cell>
          <table:table-cell table:style-name="Default" table:formula="of:=STDEV([.C3:.C102])" office:value-type="float" office:value="0.00000294488085197403" calcext:value-type="float">
            <text:p>2.94488085197403E-06</text:p>
          </table:table-cell>
          <table:table-cell table:style-name="Default" table:formula="of:=STDEV([.D3:.D102])" office:value-type="float" office:value="0.00000128456257539328" calcext:value-type="float">
            <text:p>1.28456257539328E-06</text:p>
          </table:table-cell>
          <table:table-cell table:style-name="Default" table:formula="of:=STDEV([.E3:.E102])" office:value-type="float" office:value="0.00000229183883650776" calcext:value-type="float">
            <text:p>2.29183883650776E-06</text:p>
          </table:table-cell>
          <table:table-cell table:formula="of:=STDEV([.F3:.F102])" office:value-type="float" office:value="0.00001602630098408" calcext:value-type="float">
            <text:p>1.602630098408E-05</text:p>
          </table:table-cell>
          <table:table-cell table:formula="of:=STDEV([.G3:.G102])" office:value-type="float" office:value="0.0000268838335259409" calcext:value-type="float">
            <text:p>2.68838335259409E-05</text:p>
          </table:table-cell>
          <table:table-cell table:formula="of:=STDEV([.H3:.H102])" office:value-type="float" office:value="0.000023681523292528" calcext:value-type="float">
            <text:p>2.3681523292528E-05</text:p>
          </table:table-cell>
          <table:table-cell table:formula="of:=STDEV([.I3:.I102])" office:value-type="float" office:value="0.0000110355531960765" calcext:value-type="float">
            <text:p>1.10355531960765E-05</text:p>
          </table:table-cell>
          <table:table-cell table:formula="of:=STDEV([.J3:.J102])" office:value-type="float" office:value="0.000374622504137246" calcext:value-type="float">
            <text:p>0.000374622504137</text:p>
          </table:table-cell>
          <table:table-cell table:formula="of:=STDEV([.K3:.K102])" office:value-type="float" office:value="0.000309967105455798" calcext:value-type="float">
            <text:p>0.000309967105456</text:p>
          </table:table-cell>
          <table:table-cell table:formula="of:=STDEV([.L3:.L102])" office:value-type="float" office:value="0.000360096965616852" calcext:value-type="float">
            <text:p>0.000360096965617</text:p>
          </table:table-cell>
          <table:table-cell table:formula="of:=STDEV([.M3:.M102])" office:value-type="float" office:value="0.000317712054374632" calcext:value-type="float">
            <text:p>0.000317712054375</text:p>
          </table:table-cell>
          <table:table-cell table:formula="of:=STDEV([.N3:.N102])" office:value-type="float" office:value="0.00104902985484857" calcext:value-type="float">
            <text:p>0.001049029854849</text:p>
          </table:table-cell>
          <table:table-cell table:formula="of:=STDEV([.O3:.O102])" office:value-type="float" office:value="0.00362076307600002" calcext:value-type="float">
            <text:p>0.003620763076</text:p>
          </table:table-cell>
          <table:table-cell table:formula="of:=STDEV([.P3:.P102])" office:value-type="float" office:value="0.0116733402259294" calcext:value-type="float">
            <text:p>0.01167334022593</text:p>
          </table:table-cell>
          <table:table-cell table:formula="of:=STDEV([.Q3:.Q102])" office:value-type="float" office:value="0.00825908560680936" calcext:value-type="float">
            <text:p>0.008259085606809</text:p>
          </table:table-cell>
          <table:table-cell table:formula="of:=STDEV([.R3:.R102])" office:value-type="float" office:value="0.00825908560680936" calcext:value-type="float">
            <text:p>0.008259085606809</text:p>
          </table:table-cell>
          <table:table-cell table:number-columns-repeated="2" office:value-type="string" calcext:value-type="string">
            <text:p>&gt; 90 minutes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P-value</text:p>
          </table:table-cell>
          <table:table-cell table:style-name="Default" table:number-columns-repeated="4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7:14:26.163906356</meta:creation-date>
    <dc:date>2018-03-19T16:36:02.535859327</dc:date>
    <meta:editing-duration>PT9H21M37S</meta:editing-duration>
    <meta:editing-cycles>4</meta:editing-cycles>
    <meta:generator>LibreOffice/5.4.5.1$Linux_X86_64 LibreOffice_project/40m0$Build-1</meta:generator>
    <meta:document-statistic meta:table-count="2" meta:cell-count="4227" meta:object-count="0"/>
  </office:meta>
</office:document-meta>
</file>